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" svg:font-family="'Comic Sans MS'" style:font-family-generic="script"/>
    <style:font-face style:name="Bell MT" svg:font-family="'Bell 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mm"/>
    </style:style>
    <style:style style:name="co2" style:family="table-column">
      <style:table-column-properties fo:break-before="auto" style:column-width="55.74mm"/>
    </style:style>
    <style:style style:name="co3" style:family="table-column">
      <style:table-column-properties fo:break-before="auto" style:column-width="88.19mm"/>
    </style:style>
    <style:style style:name="co4" style:family="table-column">
      <style:table-column-properties fo:break-before="auto" style:column-width="57.5mm"/>
    </style:style>
    <style:style style:name="co5" style:family="table-column">
      <style:table-column-properties fo:break-before="auto" style:column-width="130.88mm"/>
    </style:style>
    <style:style style:name="co6" style:family="table-column">
      <style:table-column-properties fo:break-before="auto" style:column-width="27.09mm"/>
    </style:style>
    <style:style style:name="co7" style:family="table-column">
      <style:table-column-properties fo:break-before="auto" style:column-width="79.02mm"/>
    </style:style>
    <style:style style:name="co8" style:family="table-column">
      <style:table-column-properties fo:break-before="auto" style:column-width="58.56mm"/>
    </style:style>
    <style:style style:name="co9" style:family="table-column">
      <style:table-column-properties fo:break-before="auto" style:column-width="45.86mm"/>
    </style:style>
    <style:style style:name="co10" style:family="table-column">
      <style:table-column-properties fo:break-before="auto" style:column-width="80.08mm"/>
    </style:style>
    <style:style style:name="co11" style:family="table-column">
      <style:table-column-properties fo:break-before="auto" style:column-width="74.79mm"/>
    </style:style>
    <style:style style:name="co12" style:family="table-column">
      <style:table-column-properties fo:break-before="auto" style:column-width="69.5mm"/>
    </style:style>
    <style:style style:name="co13" style:family="table-column">
      <style:table-column-properties fo:break-before="auto" style:column-width="51.51mm"/>
    </style:style>
    <style:style style:name="co14" style:family="table-column">
      <style:table-column-properties fo:break-before="auto" style:column-width="42.69mm"/>
    </style:style>
    <style:style style:name="co15" style:family="table-column">
      <style:table-column-properties fo:break-before="auto" style:column-width="32.81mm"/>
    </style:style>
    <style:style style:name="co16" style:family="table-column">
      <style:table-column-properties fo:break-before="auto" style:column-width="52.21mm"/>
    </style:style>
    <style:style style:name="co17" style:family="table-column">
      <style:table-column-properties fo:break-before="auto" style:column-width="27.16mm"/>
    </style:style>
    <style:style style:name="co18" style:family="table-column">
      <style:table-column-properties fo:break-before="auto" style:column-width="28.22mm"/>
    </style:style>
    <style:style style:name="co19" style:family="table-column">
      <style:table-column-properties fo:break-before="auto" style:column-width="32.1mm"/>
    </style:style>
    <style:style style:name="co20" style:family="table-column">
      <style:table-column-properties fo:break-before="auto" style:column-width="60.33mm"/>
    </style:style>
    <style:style style:name="co21" style:family="table-column">
      <style:table-column-properties fo:break-before="auto" style:column-width="50.8mm"/>
    </style:style>
    <style:style style:name="co22" style:family="table-column">
      <style:table-column-properties fo:break-before="auto" style:column-width="31.4mm"/>
    </style:style>
    <style:style style:name="co23" style:family="table-column">
      <style:table-column-properties fo:break-before="auto" style:column-width="49.74mm"/>
    </style:style>
    <style:style style:name="co24" style:family="table-column">
      <style:table-column-properties fo:break-before="auto" style:column-width="33.87mm"/>
    </style:style>
    <style:style style:name="co25" style:family="table-column">
      <style:table-column-properties fo:break-before="auto" style:column-width="26.81mm"/>
    </style:style>
    <style:style style:name="ro1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6.09mm" fo:break-before="auto" style:use-optimal-row-height="false"/>
    </style:style>
    <style:style style:name="ro4" style:family="table-row">
      <style:table-row-properties style:row-height="9mm" fo:break-before="auto" style:use-optimal-row-height="false"/>
    </style:style>
    <style:style style:name="ro5" style:family="table-row">
      <style:table-row-properties style:row-height="5.56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5.56mm" fo:break-before="auto" style:use-optimal-row-height="false"/>
    </style:style>
    <style:style style:name="ro9" style:family="table-row">
      <style:table-row-properties style:row-height="10.58mm" fo:break-before="auto" style:use-optimal-row-height="false"/>
    </style:style>
    <style:style style:name="ro10" style:family="table-row">
      <style:table-row-properties style:row-height="10.85mm" fo:break-before="auto" style:use-optimal-row-height="false"/>
    </style:style>
    <style:style style:name="ta1" style:family="table" style:master-page-name="PageStyle_5f_Listado">
      <style:table-properties table:display="true" style:writing-mode="lr-tb"/>
    </style:style>
    <style:style style:name="ta2" style:family="table" style:master-page-name="PageStyle_5f_Base_20_de_20_datos">
      <style:table-properties table:display="true" style:writing-mode="lr-tb" tableooo:tab-color="#ffff00"/>
    </style:style>
    <style:style style:name="ta3" style:family="table" style:master-page-name="PageStyle_5f_Datos_20_todas_20_las_20_hojas">
      <style:table-properties table:display="fals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003366" style:cell-protect="none" style:print-content="true" fo:padding="0.71mm"/>
    </style:style>
    <style:style style:name="ce2" style:family="table-cell" style:parent-style-name="Default">
      <style:table-cell-properties fo:background-color="#003366" fo:padding="0.71mm"/>
    </style:style>
    <style:style style:name="ce3" style:family="table-cell" style:parent-style-name="Default">
      <style:table-cell-properties fo:background-color="#000080" fo:padding="0.71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fo:padding="0.71mm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fo:border-bottom="2.49pt double-thin #ffffff" style:border-line-width-bottom="0.18mm 0.53mm 0.18mm" fo:background-color="#003366" style:cell-protect="none" style:print-content="true" style:diagonal-bl-tr="none" style:diagonal-tl-br="none" style:text-align-source="value-type" style:repeat-content="false" fo:wrap-option="no-wrap" fo:border-left="2.49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7" style:family="table-cell" style:parent-style-name="Default">
      <style:table-cell-properties style:glyph-orientation-vertical="0" fo:border-bottom="none" fo:background-color="#008000" style:cell-protect="none" style:print-content="true" style:diagonal-bl-tr="none" style:diagonal-tl-br="none" style:text-align-source="fix" style:repeat-content="false" fo:wrap-option="no-wrap" fo:border-left="2.49pt double-thin #ffffff" style:border-line-width-left="0.18mm 0.53mm 0.18mm" style:direction="ltr" fo:padding="0.71mm" fo:border-right="0.74pt dotte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fo:background-color="#003366" style:cell-protect="protected" style:print-content="true" style:diagonal-bl-tr="none" style:diagonal-tl-br="none" style:text-align-source="value-type" style:repeat-content="false" fo:wrap-option="no-wrap" fo:border-left="2.49pt solid #ffffff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 style:data-style-name="N36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order-bottom="none" fo:background-color="#ccffcc" style:cell-protect="protected" style:print-content="true" style:diagonal-bl-tr="none" style:diagonal-tl-br="none" style:text-align-source="fix" style:repeat-content="false" fo:wrap-option="wrap" fo:border-left="2.49pt solid #ffffff" style:direction="ltr" fo:padding="0.71mm" fo:border-right="2.49pt solid #ffff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Default">
      <style:table-cell-properties style:glyph-orientation-vertical="0" fo:background-color="#003366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style:glyph-orientation-vertical="0" fo:background-color="#00008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8" style:family="table-cell" style:parent-style-name="Excel_5f_BuiltIn_5f_Hyperlink" style:data-style-name="N0">
      <style:table-cell-properties style:glyph-orientation-vertical="0" fo:border-bottom="none" fo:background-color="#003366" style:cell-protect="none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2.49pt solid #ffffff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fo:background-color="#008000" style:diagonal-bl-tr="none" style:diagonal-tl-br="none" style:text-align-source="value-type" style:repeat-content="false" fo:wrap-option="no-wrap" fo:border-left="none" style:direction="ltr" fo:padding="0.71mm" fo:border-right="0.74pt dotte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003366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66cc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  <style:map style:condition="is-true-formula(NOT(ISERROR(SEARCH(&quot;Introduzca nombre&quot;;[Listado.E5]))))" style:apply-style-name="Excel_5f_CondFormat_5f_1_5f_1_5f_1" style:base-cell-address="Listado.E5"/>
    </style:style>
    <style:style style:name="ce22" style:family="table-cell" style:parent-style-name="Default" style:data-style-name="N36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66cc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  <style:map style:condition="is-true-formula(NOT(ISERROR(SEARCH(&quot;Introduzca nombre&quot;;[Listado.E5]))))" style:apply-style-name="Excel_5f_CondFormat_5f_1_5f_1_5f_1" style:base-cell-address="Listado.E5"/>
    </style:style>
    <style:style style:name="ce23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66cc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  <style:map style:condition="is-true-formula(NOT(ISERROR(SEARCH(&quot;Introduzca nombre&quot;;[Listado.E5]))))" style:apply-style-name="Excel_5f_CondFormat_5f_1_5f_1_5f_1" style:base-cell-address="Listado.E5"/>
    </style:style>
    <style:style style:name="ce24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Excel_5f_BuiltIn_5f_Hyperlink" style:data-style-name="N0">
      <style:table-cell-properties style:glyph-orientation-vertical="0" fo:background-color="#003366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fo:background-color="#003366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solid #ffffff" style:vertical-align="automatic" loext:vertical-justify="auto"/>
      <style:paragraph-properties fo:text-align="start" css3t:text-justify="auto" fo:margin-left="0mm" style:writing-mode="page"/>
    </style:style>
    <style:style style:name="ce27" style:family="table-cell" style:parent-style-name="Default" style:data-style-name="N1">
      <style:table-cell-properties style:glyph-orientation-vertical="0" fo:border-bottom="2.49pt double-thin #ffffff" style:border-line-width-bottom="0.18mm 0.53mm 0.18mm" style:cell-protect="none" style:print-content="true" style:diagonal-bl-tr="none" style:diagonal-tl-br="none" style:text-align-source="fix" style:repeat-content="false" fo:background-color="transparent" fo:wrap-option="wrap" fo:border-left="0.74pt dotted #3c3c3c" style:direction="ltr" fo:padding="0.71mm" fo:border-right="2.49pt double-thin #ffffff" style:border-line-width-right="0.18mm 0.53mm 0.18mm" style:rotation-angle="0" style:rotation-align="none" style:shrink-to-fit="false" fo:border-top="2.49pt double-thin #ffffff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003366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>
        <style:hyperlink xlink:href="http://www.dacostabalboa.es/" xlink:type="simple"/>
      </style:table-cell-properties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00008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35" style:family="table-cell" style:parent-style-name="Default">
      <style:table-cell-properties fo:border-bottom="2.49pt double-thin #ffffff" style:border-line-width-bottom="0.18mm 0.53mm 0.18mm" fo:background-color="#003366" style:cell-protect="none" style:print-content="true" style:diagonal-bl-tr="none" style:diagonal-tl-br="none" fo:border-left="none" fo:padding="0.71mm" fo:border-right="2.49pt solid #3c3c3c" style:rotation-align="none" fo:border-top="2.49pt solid #ffffff"/>
    </style:style>
    <style:style style:name="ce36" style:family="table-cell" style:parent-style-name="Default">
      <style:table-cell-properties style:glyph-orientation-vertical="0" fo:border-bottom="2.49pt double-thin #ffffff" style:border-line-width-bottom="0.18mm 0.53mm 0.18mm" style:diagonal-bl-tr="none" style:diagonal-tl-br="none" style:text-align-source="fix" style:repeat-content="false" fo:wrap-option="wrap" fo:border-left="none" style:direction="ltr" fo:padding="0.71mm" fo:border-right="2.49pt double-thin #ffffff" style:border-line-width-right="0.18mm 0.53mm 0.18mm" style:rotation-angle="0" style:rotation-align="none" style:shrink-to-fit="false" fo:border-top="2.49pt double-thin #ffffff" style:border-line-width-top="0.18mm 0.53mm 0.18mm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Default">
      <style:table-cell-properties fo:border-bottom="none" fo:background-color="#003366" style:cell-protect="protected" style:print-content="true" style:diagonal-bl-tr="none" style:diagonal-tl-br="none" fo:border-left="none" fo:padding="0.71mm" fo:border-right="2.49pt solid #ffffff" style:rotation-align="none" fo:border-top="none"/>
    </style:style>
    <style:style style:name="ce38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66cc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66cc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NOT(ISERROR(SEARCH(&quot;Introduzca nombre&quot;;[Listado.E5]))))" style:apply-style-name="Excel_5f_CondFormat_5f_1_5f_1_5f_1" style:base-cell-address="Listado.E5"/>
    </style:style>
    <style:style style:name="ce40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none" style:direction="ltr" fo:padding="0.71mm" fo:border-right="2.49pt solid #ffff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 style:data-style-name="N1">
      <style:table-cell-properties style:glyph-orientation-vertical="0" fo:background-color="#ffcc99" style:cell-protect="none" style:print-content="true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Default" style:data-style-name="N1">
      <style:table-cell-properties style:glyph-orientation-vertical="0" fo:border-bottom="none" fo:background-color="#00ccff" style:cell-protect="none" style:print-content="true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Default" style:data-style-name="N1">
      <style:table-cell-properties style:glyph-orientation-vertical="0" fo:background-color="#00ccff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>
      <style:table-cell-properties style:glyph-orientation-vertical="0" fo:background-color="#00ccff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" style:family="table-cell" style:parent-style-name="Default" style:data-style-name="N100">
      <style:table-cell-properties style:glyph-orientation-vertical="0" fo:border-bottom="none" fo:background-color="#00ccff" style:cell-protect="none" style:print-content="true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Default" style:data-style-name="N100">
      <style:table-cell-properties style:glyph-orientation-vertical="0" fo:background-color="#00ccff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>
      <style:table-cell-properties style:glyph-orientation-vertical="0" fo:background-color="#00ccff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name-complex="Comic Sans MS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name-complex="Comic Sans MS" style:font-size-complex="10pt" style:font-style-complex="normal" style:font-weight-complex="bold"/>
    </style:style>
    <style:style style:name="ce51" style:family="table-cell" style:parent-style-name="Excel_5f_BuiltIn_5f_Hyperlink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 style:data-style-name="N1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</style:style>
    <style:style style:name="ce53" style:family="table-cell" style:parent-style-name="Default">
      <style:table-cell-properties style:glyph-orientation-vertical="0" fo:background-color="#ffcc99" style:cell-protect="none" style:print-content="true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Default" style:data-style-name="N1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6" style:family="table-cell" style:parent-style-name="Default" style:data-style-name="N36">
      <style:table-cell-properties style:glyph-orientation-vertical="0" fo:background-color="#ffcc99" style:cell-protect="none" style:print-content="true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Default" style:data-style-name="N36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8" style:family="table-cell" style:parent-style-name="Default" style:data-style-name="N36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0" style:family="table-cell" style:parent-style-name="Default" style:data-style-name="N11">
      <style:table-cell-properties style:glyph-orientation-vertical="0" fo:background-color="#ffcc99" style:cell-protect="none" style:print-content="true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 style:data-style-name="N11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 style:data-style-name="N11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4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6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9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7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71" style:family="table-cell" style:parent-style-name="Default">
      <style:table-cell-properties style:glyph-orientation-vertical="0" fo:border-bottom="1.76pt solid #3c3c3c" fo:background-color="#00cc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2.49pt solid #ffff99" fo:background-color="#ffffff" style:cell-protect="none" style:print-content="true" style:diagonal-bl-tr="none" style:diagonal-tl-br="none" style:text-align-source="fix" style:repeat-content="false" fo:wrap-option="wrap" fo:border-left="1.76pt solid #3c3c3c" style:direction="ltr" fo:padding="0.71mm" fo:border-right="0.74pt solid #ffff99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fo:color="#333399" style:text-outline="false" style:text-line-through-style="none" style:text-line-through-type="none" style:font-name="Bell MT" fo:font-size="10pt" fo:font-style="italic" fo:text-shadow="none" style:text-underline-style="none" fo:font-weight="bold" style:font-size-asian="10pt" style:font-style-asian="italic" style:font-weight-asian="bold" style:font-name-complex="Bell MT" style:font-size-complex="10pt" style:font-style-complex="italic" style:font-weight-complex="bold"/>
    </style:style>
    <style:style style:name="ce73" style:family="table-cell" style:parent-style-name="Default">
      <style:table-cell-properties style:glyph-orientation-vertical="0" fo:border-bottom="2.49pt solid #ffff99" fo:background-color="#ffffff" style:cell-protect="none" style:print-content="true" style:diagonal-bl-tr="none" style:diagonal-tl-br="none" style:text-align-source="fix" style:repeat-content="false" fo:wrap-option="wrap" fo:border-left="1.76pt solid #3c3c3c" style:direction="ltr" fo:padding="0.71mm" fo:border-right="0.74pt solid #ffff99" style:rotation-angle="0" style:rotation-align="none" style:shrink-to-fit="false" fo:border-top="0.74pt solid #ffff99" style:vertical-align="middle" loext:vertical-justify="auto"/>
      <style:paragraph-properties fo:text-align="center" css3t:text-justify="auto" fo:margin-left="0mm" style:writing-mode="page"/>
      <style:text-properties fo:color="#333399" style:text-outline="false" style:text-line-through-style="none" style:text-line-through-type="none" style:font-name="Bell MT" fo:font-size="10pt" fo:font-style="italic" fo:text-shadow="none" style:text-underline-style="none" fo:font-weight="bold" style:font-size-asian="10pt" style:font-style-asian="italic" style:font-weight-asian="bold" style:font-name-complex="Bell MT" style:font-size-complex="10pt" style:font-style-complex="italic" style:font-weight-complex="bold"/>
    </style:style>
    <style:style style:name="ce74" style:family="table-cell" style:parent-style-name="Default" style:data-style-name="N100">
      <style:table-cell-properties style:glyph-orientation-vertical="0" fo:border-bottom="0.74pt solid #ffff99" style:cell-protect="none" style:print-content="true" style:diagonal-bl-tr="none" style:diagonal-tl-br="none" style:text-align-source="fix" style:repeat-content="false" fo:wrap-option="no-wrap" fo:border-left="1.76pt solid #3c3c3c" style:direction="ltr" fo:padding="0.71mm" fo:border-right="0.74pt solid #ffff99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75" style:family="table-cell" style:parent-style-name="Default" style:data-style-name="N100">
      <style:table-cell-properties style:glyph-orientation-vertical="0" fo:border-bottom="0.74pt solid #ffff99" style:cell-protect="none" style:print-content="true" style:diagonal-bl-tr="none" style:diagonal-tl-br="none" style:text-align-source="fix" style:repeat-content="false" fo:wrap-option="no-wrap" fo:border-left="1.76pt solid #3c3c3c" style:direction="ltr" fo:padding="0.71mm" fo:border-right="0.74pt solid #ffff99" style:rotation-angle="0" style:rotation-align="none" style:shrink-to-fit="false" fo:border-top="0.74pt solid #ffff99" style:vertical-align="top" loext:vertical-justify="auto"/>
      <style:paragraph-properties fo:text-align="center" css3t:text-justify="auto" fo:margin-left="0mm" style:writing-mode="page"/>
    </style:style>
    <style:style style:name="ce76" style:family="table-cell" style:parent-style-name="Default" style:data-style-name="N100">
      <style:table-cell-properties style:glyph-orientation-vertical="0" fo:border-bottom="1.76pt solid #3c3c3c" style:cell-protect="none" style:print-content="true" style:diagonal-bl-tr="none" style:diagonal-tl-br="none" style:text-align-source="fix" style:repeat-content="false" fo:wrap-option="no-wrap" fo:border-left="1.76pt solid #3c3c3c" style:direction="ltr" fo:padding="0.71mm" fo:border-right="0.74pt solid #ffff99" style:rotation-angle="0" style:rotation-align="none" style:shrink-to-fit="false" fo:border-top="0.74pt solid #ffff99" style:vertical-align="top" loext:vertical-justify="auto"/>
      <style:paragraph-properties fo:text-align="center" css3t:text-justify="auto" fo:margin-left="0mm" style:writing-mode="page"/>
    </style:style>
    <style:style style:name="ce77" style:family="table-cell" style:parent-style-name="Default">
      <style:table-cell-properties style:glyph-orientation-vertical="0" fo:border-bottom="1.76pt solid #3c3c3c" fo:background-color="#00cc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8" style:family="table-cell" style:parent-style-name="Default" style:data-style-name="N1">
      <style:table-cell-properties style:glyph-orientation-vertical="0" fo:border-bottom="0.74pt solid #3c3c3c" fo:background-color="#ffcc99" style:cell-protect="protected" style:print-content="true" style:diagonal-bl-tr="none" style:diagonal-tl-br="none" style:text-align-source="fix" style:repeat-content="false" fo:wrap-option="no-wrap" fo:border-left="1.76pt solid #3c3c3c" style:direction="ltr" fo:padding="0.71mm" fo:border-right="0.74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 style:data-style-name="N1">
      <style:table-cell-properties style:glyph-orientation-vertical="0" fo:border-bottom="1.76pt solid #3c3c3c" style:cell-protect="none" style:print-content="true" style:diagonal-bl-tr="none" style:diagonal-tl-br="none" style:text-align-source="fix" style:repeat-content="false" fo:wrap-option="no-wrap" fo:border-left="1.76pt solid #3c3c3c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80" style:family="table-cell" style:parent-style-name="Default" style:data-style-name="N1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top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Default" style:data-style-name="N1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Default">
      <style:table-cell-properties fo:background-color="#ffffff" fo:padding="0.71mm"/>
    </style:style>
    <style:style style:name="ce83" style:family="table-cell" style:parent-style-name="Default">
      <style:table-cell-properties style:glyph-orientation-vertical="0" fo:border-bottom="2.49pt solid #ffff99" fo:background-color="#ffffff" style:cell-protect="none" style:print-content="true" style:diagonal-bl-tr="none" style:diagonal-tl-br="none" style:text-align-source="fix" style:repeat-content="false" fo:wrap-option="wrap" fo:border-left="0.74pt solid #ffff99" style:direction="ltr" fo:padding="0.71mm" fo:border-right="0.74pt solid #ffff99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fo:color="#333399" style:text-outline="false" style:text-line-through-style="none" style:text-line-through-type="none" style:font-name="Bell MT" fo:font-size="10pt" fo:font-style="italic" fo:text-shadow="none" style:text-underline-style="none" fo:font-weight="bold" style:font-size-asian="10pt" style:font-style-asian="italic" style:font-weight-asian="bold" style:font-name-complex="Bell MT" style:font-size-complex="10pt" style:font-style-complex="italic" style:font-weight-complex="bold"/>
    </style:style>
    <style:style style:name="ce84" style:family="table-cell" style:parent-style-name="Default">
      <style:table-cell-properties style:glyph-orientation-vertical="0" fo:border-bottom="2.49pt solid #ffff99" style:diagonal-bl-tr="none" style:diagonal-tl-br="none" style:text-align-source="fix" style:repeat-content="false" fo:wrap-option="wrap" fo:border-left="0.74pt solid #ffff99" style:direction="ltr" fo:padding="0.71mm" fo:border-right="0.74pt solid #ffff99" style:rotation-angle="0" style:rotation-align="none" style:shrink-to-fit="false" fo:border-top="0.74pt solid #ffff99" style:vertical-align="middle" loext:vertical-justify="auto"/>
      <style:paragraph-properties fo:text-align="center" css3t:text-justify="auto" fo:margin-left="0mm" style:writing-mode="page"/>
    </style:style>
    <style:style style:name="ce85" style:family="table-cell" style:parent-style-name="Default" style:data-style-name="N4">
      <style:table-cell-properties style:glyph-orientation-vertical="0" fo:border-bottom="0.74pt solid #ffff99" style:cell-protect="protected" style:print-content="true" style:diagonal-bl-tr="none" style:diagonal-tl-br="none" style:text-align-source="fix" style:repeat-content="false" fo:wrap-option="no-wrap" fo:border-left="0.74pt solid #ffff99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86" style:family="table-cell" style:parent-style-name="Default" style:data-style-name="N4">
      <style:table-cell-properties style:glyph-orientation-vertical="0" fo:border-bottom="1.76pt solid #3c3c3c" style:cell-protect="protected" style:print-content="true" style:diagonal-bl-tr="none" style:diagonal-tl-br="none" style:text-align-source="fix" style:repeat-content="false" fo:wrap-option="no-wrap" fo:border-left="0.74pt solid #ffff99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87" style:family="table-cell" style:parent-style-name="Default" style:data-style-name="N1">
      <style:table-cell-properties style:glyph-orientation-vertical="0" fo:border-bottom="0.74pt solid #3c3c3c" fo:background-color="#ffcc99" style:cell-protect="protected" style:print-content="true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8" style:family="table-cell" style:parent-style-name="Default" style:data-style-name="N1">
      <style:table-cell-properties style:glyph-orientation-vertical="0" fo:border-bottom="1.76pt solid #3c3c3c" style:cell-protect="none" style:print-content="true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89" style:family="table-cell" style:parent-style-name="Default" style:data-style-name="N1">
      <style:table-cell-properties style:glyph-orientation-vertical="0" fo:border-bottom="0.74pt solid #3c3c3c" fo:background-color="#ffcc99" style:cell-protect="protected" style:print-content="true" style:diagonal-bl-tr="none" style:diagonal-tl-br="none" style:text-align-source="fix" style:repeat-content="false" fo:wrap-option="no-wrap" fo:border-left="1.76pt solid #3c3c3c" style:direction="ltr" fo:padding="0.71mm" fo:border-right="0.74pt solid #3c3c3c" style:rotation-angle="0" style:rotation-align="none" style:shrink-to-fit="false" fo:border-top="1.76pt solid #3c3c3c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0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1.76pt solid #3c3c3c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91" style:family="table-cell" style:parent-style-name="Default" style:data-style-name="N100">
      <style:table-cell-properties style:glyph-orientation-vertical="0" fo:border-bottom="1.76pt solid #3c3c3c" style:cell-protect="none" style:print-content="true" style:diagonal-bl-tr="none" style:diagonal-tl-br="none" style:text-align-source="fix" style:repeat-content="false" fo:wrap-option="no-wrap" fo:border-left="1.76pt solid #3c3c3c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92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2.49pt solid #ffff99" fo:background-color="#ffffff" style:cell-protect="none" style:print-content="true" style:diagonal-bl-tr="none" style:diagonal-tl-br="none" style:text-align-source="fix" style:repeat-content="false" fo:wrap-option="no-wrap" fo:border-left="0.74pt solid #ffff99" style:direction="ltr" fo:padding="0.71mm" fo:border-right="0.74pt solid #ffff99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fo:color="#333399" style:text-outline="false" style:text-line-through-style="none" style:text-line-through-type="none" style:font-name="Bell MT" fo:font-size="10pt" fo:font-style="italic" fo:text-shadow="none" style:text-underline-style="none" fo:font-weight="bold" style:font-size-asian="10pt" style:font-style-asian="italic" style:font-weight-asian="bold" style:font-name-complex="Bell MT" style:font-size-complex="10pt" style:font-style-complex="italic" style:font-weight-complex="bold"/>
    </style:style>
    <style:style style:name="ce94" style:family="table-cell" style:parent-style-name="Default">
      <style:table-cell-properties style:glyph-orientation-vertical="0" fo:border-bottom="2.49pt solid #ffff99" fo:background-color="#ffffff" style:cell-protect="none" style:print-content="true" style:diagonal-bl-tr="none" style:diagonal-tl-br="none" style:text-align-source="fix" style:repeat-content="false" fo:wrap-option="no-wrap" fo:border-left="0.74pt solid #ffff99" style:direction="ltr" fo:padding="0.71mm" fo:border-right="0.74pt solid #ffff99" style:rotation-angle="0" style:rotation-align="none" style:shrink-to-fit="false" fo:border-top="0.74pt solid #ffff99" style:vertical-align="middle" loext:vertical-justify="auto"/>
      <style:paragraph-properties fo:text-align="center" css3t:text-justify="auto" fo:margin-left="0mm" style:writing-mode="page"/>
      <style:text-properties fo:color="#333399" style:text-outline="false" style:text-line-through-style="none" style:text-line-through-type="none" style:font-name="Bell MT" fo:font-size="10pt" fo:font-style="italic" fo:text-shadow="none" style:text-underline-style="none" fo:font-weight="bold" style:font-size-asian="10pt" style:font-style-asian="italic" style:font-weight-asian="bold" style:font-name-complex="Bell MT" style:font-size-complex="10pt" style:font-style-complex="italic" style:font-weight-complex="bold"/>
    </style:style>
    <style:style style:name="ce95" style:family="table-cell" style:parent-style-name="Default" style:data-style-name="N3">
      <style:table-cell-properties style:glyph-orientation-vertical="0" fo:border-bottom="0.74pt solid #ffff99" style:cell-protect="none" style:print-content="true" style:diagonal-bl-tr="none" style:diagonal-tl-br="none" style:text-align-source="fix" style:repeat-content="false" fo:wrap-option="no-wrap" fo:border-left="0.74pt solid #ffff99" style:direction="ltr" fo:padding="0.71mm" fo:border-right="0.74pt solid #ffff99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96" style:family="table-cell" style:parent-style-name="Default" style:data-style-name="N3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ffff99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97" style:family="table-cell" style:parent-style-name="Default" style:data-style-name="N3">
      <style:table-cell-properties style:glyph-orientation-vertical="0" fo:border-bottom="1.76pt solid #3c3c3c" style:cell-protect="none" style:print-content="true" style:diagonal-bl-tr="none" style:diagonal-tl-br="none" style:text-align-source="fix" style:repeat-content="false" fo:wrap-option="no-wrap" fo:border-left="0.74pt solid #ffff99" style:direction="ltr" fo:padding="0.71mm" fo:border-right="0.74pt solid #ffff99" style:rotation-angle="0" style:rotation-align="none" style:shrink-to-fit="false" fo:border-top="0.74pt solid #ffff99" style:vertical-align="top" loext:vertical-justify="auto"/>
      <style:paragraph-properties fo:text-align="center" css3t:text-justify="auto" fo:margin-left="0mm" style:writing-mode="page"/>
    </style:style>
    <style:style style:name="ce98" style:family="table-cell" style:parent-style-name="Default">
      <style:table-cell-properties style:glyph-orientation-vertical="0" fo:border-bottom="0.74pt solid #3c3c3c" fo:background-color="#ffcc99" style:cell-protect="protected" style:print-content="true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9" style:family="table-cell" style:parent-style-name="Default">
      <style:table-cell-properties style:glyph-orientation-vertical="0" fo:border-bottom="1.76pt solid #3c3c3c" style:cell-protect="none" style:print-content="true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</style:style>
    <style:style style:name="ce100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solid #3c3c3c" style:vertical-align="top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1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0.74pt solid #3c3c3c" fo:background-color="#ffcc99" style:cell-protect="protected" style:print-content="true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1.7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104" style:family="table-cell" style:parent-style-name="Default">
      <style:table-cell-properties style:glyph-orientation-vertical="0" fo:border-bottom="1.76pt solid #3c3c3c" style:cell-protect="none" style:print-content="true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105" style:family="table-cell" style:parent-style-name="Default">
      <style:table-cell-properties style:glyph-orientation-vertical="0" fo:border-bottom="2.49pt solid #ffff99" fo:background-color="#ffffff" style:cell-protect="none" style:print-content="true" style:diagonal-bl-tr="none" style:diagonal-tl-br="none" style:text-align-source="fix" style:repeat-content="false" fo:wrap-option="wrap" fo:border-left="0.74pt solid #ffff99" style:direction="ltr" fo:padding="0.71mm" fo:border-right="0.74pt solid #ffff99" style:rotation-angle="0" style:rotation-align="none" style:shrink-to-fit="false" fo:border-top="0.74pt solid #ffff99" style:vertical-align="middle" loext:vertical-justify="auto"/>
      <style:paragraph-properties fo:text-align="center" css3t:text-justify="auto" fo:margin-left="0mm" style:writing-mode="page"/>
      <style:text-properties fo:color="#333399" style:text-outline="false" style:text-line-through-style="none" style:text-line-through-type="none" style:font-name="Bell MT" fo:font-size="10pt" fo:font-style="italic" fo:text-shadow="none" style:text-underline-style="none" fo:font-weight="bold" style:font-size-asian="10pt" style:font-style-asian="italic" style:font-weight-asian="bold" style:font-name-complex="Bell MT" style:font-size-complex="10pt" style:font-style-complex="italic" style:font-weight-complex="bold"/>
    </style:style>
    <style:style style:name="ce106" style:family="table-cell" style:parent-style-name="Default" style:data-style-name="N4">
      <style:table-cell-properties style:glyph-orientation-vertical="0" fo:border-bottom="0.74pt solid #ffff99" style:cell-protect="protected" style:print-content="true" style:diagonal-bl-tr="none" style:diagonal-tl-br="none" style:text-align-source="fix" style:repeat-content="false" fo:wrap-option="no-wrap" fo:border-left="0.74pt solid #ffff99" style:direction="ltr" fo:padding="0.71mm" fo:border-right="0.74pt solid #ffff99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107" style:family="table-cell" style:parent-style-name="Default" style:data-style-name="N4">
      <style:table-cell-properties style:glyph-orientation-vertical="0" fo:border-bottom="1.76pt solid #3c3c3c" style:cell-protect="protected" style:print-content="true" style:diagonal-bl-tr="none" style:diagonal-tl-br="none" style:text-align-source="fix" style:repeat-content="false" fo:wrap-option="no-wrap" fo:border-left="0.74pt solid #ffff99" style:direction="ltr" fo:padding="0.71mm" fo:border-right="0.74pt solid #ffff99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108" style:family="table-cell" style:parent-style-name="Default">
      <style:table-cell-properties style:glyph-orientation-vertical="0" fo:border-bottom="0.74pt solid #3c3c3c" fo:background-color="#ffcc99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9" style:family="table-cell" style:parent-style-name="Default">
      <style:table-cell-properties style:glyph-orientation-vertical="0" fo:border-bottom="1.76pt solid #3c3c3c" style:cell-protect="none" style:print-content="true" style:diagonal-bl-tr="none" style:diagonal-tl-br="none" style:text-align-source="value-type" style:repeat-content="false" fo:wrap-option="wrap" fo:border-left="none" style:direction="ltr" fo:padding="0.71mm" fo:border-right="0.74pt solid #3c3c3c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</style:style>
    <style:style style:name="ce110" style:family="table-cell" style:parent-style-name="Default" style:data-style-name="N125">
      <style:table-cell-properties style:glyph-orientation-vertical="0" fo:border-bottom="0.74pt solid #3c3c3c" fo:background-color="#ffcc99" style:cell-protect="protected" style:print-content="true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1.76pt solid #3c3c3c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1" style:family="table-cell" style:parent-style-name="Default" style:data-style-name="N118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112" style:family="table-cell" style:parent-style-name="Default" style:data-style-name="N118">
      <style:table-cell-properties style:glyph-orientation-vertical="0" fo:border-bottom="1.76pt solid #3c3c3c" style:cell-protect="none" style:print-content="true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113" style:family="table-cell" style:parent-style-name="Default">
      <style:table-cell-properties style:glyph-orientation-vertical="0" fo:border-bottom="0.74pt solid #ffff99" fo:background-color="#ffffff" style:cell-protect="none" style:print-content="true" style:diagonal-bl-tr="none" style:diagonal-tl-br="none" style:text-align-source="fix" style:repeat-content="false" fo:wrap-option="no-wrap" fo:border-left="0.74pt solid #ffff99" style:direction="ltr" fo:padding="0.71mm" fo:border-right="0.74pt solid #ffff99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fo:color="#333399" style:text-outline="false" style:text-line-through-style="none" style:text-line-through-type="none" style:font-name="Bell MT" fo:font-size="10pt" fo:font-style="italic" fo:text-shadow="none" style:text-underline-style="none" fo:font-weight="bold" style:font-size-asian="10pt" style:font-style-asian="italic" style:font-weight-asian="bold" style:font-name-complex="Bell MT" style:font-size-complex="10pt" style:font-style-complex="italic" style:font-weight-complex="bold"/>
    </style:style>
    <style:style style:name="ce114" style:family="table-cell" style:parent-style-name="Default" style:data-style-name="N11">
      <style:table-cell-properties style:glyph-orientation-vertical="0" fo:border-bottom="0.74pt solid #ffff99" style:cell-protect="protected" style:print-content="true" style:diagonal-bl-tr="none" style:diagonal-tl-br="none" style:text-align-source="fix" style:repeat-content="false" fo:wrap-option="no-wrap" fo:border-left="0.74pt solid #ffff99" style:direction="ltr" fo:padding="0.71mm" fo:border-right="0.74pt solid #ffff99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0" style:apply-style-name="Excel_5f_CondFormat_5f_3_5f_1_5f_1" style:base-cell-address="'Datos todas las hojas'.E4"/>
    </style:style>
    <style:style style:name="ce115" style:family="table-cell" style:parent-style-name="Default" style:data-style-name="N11">
      <style:table-cell-properties style:glyph-orientation-vertical="0" fo:border-bottom="1.76pt solid #3c3c3c" style:cell-protect="protected" style:print-content="true" style:diagonal-bl-tr="none" style:diagonal-tl-br="none" style:text-align-source="fix" style:repeat-content="false" fo:wrap-option="no-wrap" fo:border-left="0.74pt solid #ffff99" style:direction="ltr" fo:padding="0.71mm" fo:border-right="0.74pt solid #ffff99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0" style:apply-style-name="Excel_5f_CondFormat_5f_3_5f_1_5f_1" style:base-cell-address="'Datos todas las hojas'.E4"/>
    </style:style>
    <style:style style:name="ce116" style:family="table-cell" style:parent-style-name="Default">
      <style:table-cell-properties style:glyph-orientation-vertical="0" fo:border-bottom="1.76pt solid #3c3c3c" style:cell-protect="none" style:print-content="true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3c3c3c" style:vertical-align="top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 style:data-style-name="N11">
      <style:table-cell-properties style:glyph-orientation-vertical="0" fo:border-bottom="0.74pt solid #3c3c3c" fo:background-color="#ffcc99" style:cell-protect="protected" style:print-content="true" style:diagonal-bl-tr="none" style:diagonal-tl-br="none" style:text-align-source="fix" style:repeat-content="false" fo:wrap-option="no-wrap" fo:border-left="0.74pt solid #3c3c3c" style:direction="ltr" fo:padding="0.71mm" fo:border-right="1.76pt solid #3c3c3c" style:rotation-angle="0" style:rotation-align="none" style:shrink-to-fit="false" fo:border-top="1.76pt solid #3c3c3c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0" style:family="table-cell" style:parent-style-name="Excel_5f_BuiltIn_5f_Percent" style:data-style-name="N1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3c3c3c" style:direction="ltr" fo:padding="0.71mm" fo:border-right="1.76pt solid #3c3c3c" style:rotation-angle="0" style:rotation-align="none" style:shrink-to-fit="false" fo:border-top="0.06pt solid #3c3c3c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 style:data-style-name="N11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74pt solid #3c3c3c" style:direction="ltr" fo:padding="0.71mm" fo:border-right="1.76pt solid #3c3c3c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122" style:family="table-cell" style:parent-style-name="Default" style:data-style-name="N11">
      <style:table-cell-properties style:glyph-orientation-vertical="0" fo:border-bottom="1.76pt solid #3c3c3c" style:cell-protect="none" style:print-content="true" style:diagonal-bl-tr="none" style:diagonal-tl-br="none" style:text-align-source="fix" style:repeat-content="false" fo:wrap-option="no-wrap" fo:border-left="0.74pt solid #3c3c3c" style:direction="ltr" fo:padding="0.71mm" fo:border-right="1.76pt solid #3c3c3c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123" style:family="table-cell" style:parent-style-name="Default">
      <style:table-cell-properties style:glyph-orientation-vertical="0" fo:border-bottom="2.49pt solid #ffff99" fo:background-color="#ffffff" style:cell-protect="none" style:print-content="true" style:diagonal-bl-tr="none" style:diagonal-tl-br="none" style:text-align-source="fix" style:repeat-content="false" fo:wrap-option="wrap" fo:border-left="0.74pt solid #ffff99" style:direction="ltr" fo:padding="0.71mm" fo:border-right="0.74pt solid #ffff99" style:rotation-angle="0" style:rotation-align="none" style:shrink-to-fit="false" fo:border-top="0.74pt solid #ffff99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4" style:family="table-cell" style:parent-style-name="Default" style:data-style-name="N2">
      <style:table-cell-properties style:glyph-orientation-vertical="0" fo:border-bottom="0.74pt solid #ffff99" style:cell-protect="protected" style:print-content="true" style:diagonal-bl-tr="none" style:diagonal-tl-br="none" style:text-align-source="fix" style:repeat-content="false" fo:wrap-option="no-wrap" fo:border-left="0.74pt solid #ffff99" style:direction="ltr" fo:padding="0.71mm" fo:border-right="0.74pt solid #ffff99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0" style:apply-style-name="Excel_5f_CondFormat_5f_3_5f_1_5f_1" style:base-cell-address="'Datos todas las hojas'.E4"/>
    </style:style>
    <style:style style:name="ce125" style:family="table-cell" style:parent-style-name="Default" style:data-style-name="N2">
      <style:table-cell-properties style:glyph-orientation-vertical="0" fo:border-bottom="1.76pt solid #3c3c3c" style:cell-protect="protected" style:print-content="true" style:diagonal-bl-tr="none" style:diagonal-tl-br="none" style:text-align-source="fix" style:repeat-content="false" fo:wrap-option="no-wrap" fo:border-left="0.74pt solid #ffff99" style:direction="ltr" fo:padding="0.71mm" fo:border-right="0.74pt solid #ffff99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0" style:apply-style-name="Excel_5f_CondFormat_5f_3_5f_1_5f_1" style:base-cell-address="'Datos todas las hojas'.E4"/>
    </style:style>
    <style:style style:name="ce126" style:family="table-cell" style:parent-style-name="Default" style:data-style-name="N100">
      <style:table-cell-properties style:glyph-orientation-vertical="0" fo:border-bottom="0.74pt solid #3c3c3c" fo:background-color="#ffcc99" style:cell-protect="protected" style:print-content="true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7" style:family="table-cell" style:parent-style-name="Default" style:data-style-name="N100">
      <style:table-cell-properties style:glyph-orientation-vertical="0" fo:border-bottom="1.76pt solid #3c3c3c" style:cell-protect="none" style:print-content="true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128" style:family="table-cell" style:parent-style-name="Default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top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9" style:family="table-cell" style:parent-style-name="Default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0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1" style:family="table-cell" style:parent-style-name="Default">
      <style:table-cell-properties fo:background-color="#ffff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2.49pt solid #ffff99" fo:background-color="#ffffff" style:cell-protect="none" style:print-content="true" style:diagonal-bl-tr="none" style:diagonal-tl-br="none" style:text-align-source="fix" style:repeat-content="false" fo:wrap-option="wrap" fo:border-left="0.74pt solid #ffff99" style:direction="ltr" fo:padding="0.71mm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fo:color="#333399" style:text-outline="false" style:text-line-through-style="none" style:text-line-through-type="none" style:font-name="Bell MT" fo:font-size="10pt" fo:font-style="italic" fo:text-shadow="none" style:text-underline-style="none" fo:font-weight="bold" style:font-size-asian="10pt" style:font-style-asian="italic" style:font-weight-asian="bold" style:font-name-complex="Bell MT" style:font-size-complex="10pt" style:font-style-complex="italic" style:font-weight-complex="bold"/>
    </style:style>
    <style:style style:name="ce134" style:family="table-cell" style:parent-style-name="Default">
      <style:table-cell-properties style:glyph-orientation-vertical="0" fo:border-bottom="2.49pt solid #ffff99" fo:background-color="#ffffff" style:cell-protect="none" style:print-content="true" style:diagonal-bl-tr="none" style:diagonal-tl-br="none" style:text-align-source="fix" style:repeat-content="false" fo:wrap-option="wrap" fo:border-left="0.74pt solid #ffff99" style:direction="ltr" fo:padding="0.71mm" fo:border-right="1.76pt solid #3c3c3c" style:rotation-angle="0" style:rotation-align="none" style:shrink-to-fit="false" fo:border-top="0.74pt solid #ffff99" style:vertical-align="middle" loext:vertical-justify="auto"/>
      <style:paragraph-properties fo:text-align="center" css3t:text-justify="auto" fo:margin-left="0mm" style:writing-mode="page"/>
      <style:text-properties fo:color="#333399" style:text-outline="false" style:text-line-through-style="none" style:text-line-through-type="none" style:font-name="Bell MT" fo:font-size="10pt" fo:font-style="italic" fo:text-shadow="none" style:text-underline-style="none" fo:font-weight="bold" style:font-size-asian="10pt" style:font-style-asian="italic" style:font-weight-asian="bold" style:font-name-complex="Bell MT" style:font-size-complex="10pt" style:font-style-complex="italic" style:font-weight-complex="bold"/>
    </style:style>
    <style:style style:name="ce135" style:family="table-cell" style:parent-style-name="Default" style:data-style-name="N2">
      <style:table-cell-properties style:glyph-orientation-vertical="0" fo:border-bottom="0.74pt solid #ffff99" style:cell-protect="protected" style:print-content="true" style:diagonal-bl-tr="none" style:diagonal-tl-br="none" style:text-align-source="fix" style:repeat-content="false" fo:wrap-option="no-wrap" fo:border-left="0.74pt solid #ffff99" style:direction="ltr" fo:padding="0.71mm" fo:border-right="1.76pt solid #3c3c3c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0" style:apply-style-name="Excel_5f_CondFormat_5f_3_5f_1_5f_1" style:base-cell-address="'Datos todas las hojas'.E4"/>
    </style:style>
    <style:style style:name="ce136" style:family="table-cell" style:parent-style-name="Default" style:data-style-name="N2">
      <style:table-cell-properties style:glyph-orientation-vertical="0" fo:border-bottom="1.76pt solid #3c3c3c" style:cell-protect="protected" style:print-content="true" style:diagonal-bl-tr="none" style:diagonal-tl-br="none" style:text-align-source="fix" style:repeat-content="false" fo:wrap-option="no-wrap" fo:border-left="0.74pt solid #ffff99" style:direction="ltr" fo:padding="0.71mm" fo:border-right="1.76pt solid #3c3c3c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0" style:apply-style-name="Excel_5f_CondFormat_5f_3_5f_1_5f_1" style:base-cell-address="'Datos todas las hojas'.E4"/>
    </style:style>
    <style:style style:name="ce137" style:family="table-cell" style:parent-style-name="Default" style:data-style-name="N11">
      <style:table-cell-properties style:glyph-orientation-vertical="0" fo:border-bottom="0.74pt solid #3c3c3c" fo:background-color="#ffcc99" style:cell-protect="protected" style:print-content="true" style:diagonal-bl-tr="none" style:diagonal-tl-br="none" style:text-align-source="fix" style:repeat-content="false" fo:wrap-option="no-wrap" fo:border-left="0.74pt solid #3c3c3c" style:direction="ltr" fo:padding="0.71mm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8" style:family="table-cell" style:parent-style-name="Default">
      <style:table-cell-properties fo:border-bottom="1.76pt solid #3c3c3c" style:diagonal-bl-tr="none" style:diagonal-tl-br="none" fo:border-left="none" fo:padding="0.71mm" fo:border-right="1.76pt solid #3c3c3c" style:rotation-align="none" fo:border-top="none"/>
    </style:style>
    <style:style style:name="ce139" style:family="table-cell" style:parent-style-name="Default">
      <style:table-cell-properties fo:border-bottom="none" fo:background-color="#ffffff" style:diagonal-bl-tr="none" style:diagonal-tl-br="none" fo:border-left="none" fo:padding="0.71mm" fo:border-right="none" style:rotation-align="none" fo:border-top="1.76pt solid #3c3c3c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0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T1" style:family="text">
      <style:text-properties fo:color="#ffffff" style:font-name="Calibri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country="PE" style:country-asian="CN" style:country-complex="IN" style:font-name-asian="Noto Sans CJK SC Regular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ffffff" style:font-name="Calibri" fo:font-size="11pt" fo:font-weight="bold" style:text-underline-style="none" style:text-underline-color="font-color" style:text-line-through-type="none" fo:font-style="normal" style:text-outline="false" fo:text-shadow="none" style:text-line-through-mode="continuous" fo:country="PE" style:country-asian="CN" style:country-complex="IN" style:font-name-asian="Noto Sans CJK SC Regular" style:font-name-complex="Calib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Relación)" table:allow-empty-cell="true" table:display-list="unsorted" table:base-cell-address="Listado.D2">
          <table:error-message table:message-type="stop" table:display="true"/>
        </table:content-validation>
      </table:content-validations>
      <table:table table:name="Listado" table:style-name="ta1" table:print-ranges="Listado.B2:Listado.E19">
        <office:forms form:automatic-focus="false" form:apply-design-mode="false"/>
        <table:table-column table:style-name="co1" table:default-cell-style-name="ce5"/>
        <table:table-column table:style-name="co2" table:default-cell-style-name="ce17"/>
        <table:table-column table:style-name="co3" table:default-cell-style-name="ce5"/>
        <table:table-column table:style-name="co4" table:default-cell-style-name="ce34"/>
        <table:table-column table:style-name="co5" table:default-cell-style-name="ce5"/>
        <table:table-column table:style-name="co6" table:number-columns-repeated="1019" table:default-cell-style-name="Default"/>
        <table:table-row table:style-name="ro1">
          <table:table-cell table:style-name="ce1"/>
          <table:table-cell table:style-name="ce6"/>
          <table:table-cell table:style-name="ce18"/>
          <table:table-cell table:style-name="ce26"/>
          <table:table-cell table:style-name="ce35"/>
          <table:table-cell table:style-name="ce1" table:number-columns-repeated="1019"/>
        </table:table-row>
        <table:table-row table:style-name="ro2">
          <table:table-cell table:style-name="ce1"/>
          <table:table-cell table:style-name="ce7" office:value-type="string" calcext:value-type="string" table:number-columns-spanned="2" table:number-rows-spanned="1">
            <text:p>Introduzca raza del perro</text:p>
          </table:table-cell>
          <table:covered-table-cell table:style-name="ce19"/>
          <table:table-cell table:style-name="ce27" table:content-validation-name="val1" office:value-type="string" calcext:value-type="string" table:number-columns-spanned="2" table:number-rows-spanned="1">
            <text:p>Pastor Alemán</text:p>
          </table:table-cell>
          <table:covered-table-cell table:style-name="ce36"/>
          <table:table-cell table:style-name="ce1" table:number-columns-repeated="1019"/>
        </table:table-row>
        <table:table-row table:style-name="ro3">
          <table:table-cell table:style-name="ce2"/>
          <table:table-cell table:style-name="ce8"/>
          <table:table-cell table:style-name="ce20"/>
          <table:table-cell table:style-name="ce28"/>
          <table:table-cell table:style-name="ce37"/>
          <table:table-cell table:style-name="ce2" table:number-columns-repeated="1019"/>
        </table:table-row>
        <table:table-row table:style-name="ro4">
          <table:table-cell table:style-name="ce2"/>
          <table:table-cell table:style-name="ce9" table:formula="of:=[$'Base de datos'.B1]" office:value-type="string" office:string-value="Nombre del perro" calcext:value-type="string">
            <text:p>Nombre del perro</text:p>
          </table:table-cell>
          <table:table-cell table:style-name="ce21" table:formula="of:=IF(ISBLANK([.D2]);&quot; &quot;;VLOOKUP([.D2];Nombre;MATCH([$'Base de datos'.B1];[$'Base de datos'.$A$1:.$AMJ$1];0);FALSE()))" office:value-type="string" office:string-value="Koko" calcext:value-type="string">
            <text:p>Koko</text:p>
          </table:table-cell>
          <table:table-cell table:style-name="ce29" table:formula="of:=[$'Base de datos'.K1]" office:value-type="string" office:string-value="Vacunas (4 semanas)" calcext:value-type="string">
            <text:p>Vacunas (4 semanas)</text:p>
          </table:table-cell>
          <table:table-cell table:style-name="ce38" table:formula="of:=IF(ISBLANK([.D2]);&quot; &quot;;VLOOKUP([.D2];Nombre;MATCH([$'Base de datos'.K1];[$'Base de datos'.$A$1:.$AMJ$1];0);FALSE()))" office:value-type="string" office:string-value="cubrir datos de vacunas" calcext:value-type="string">
            <text:p>cubrir datos de vacunas</text:p>
          </table:table-cell>
          <table:table-cell table:style-name="ce2" table:number-columns-repeated="1019"/>
        </table:table-row>
        <table:table-row table:style-name="ro5">
          <table:table-cell table:style-name="ce2"/>
          <table:table-cell table:style-name="ce9" table:formula="of:=[$'Base de datos'.C1]" office:value-type="string" office:string-value="Microchip" calcext:value-type="string">
            <text:p>Microchip</text:p>
          </table:table-cell>
          <table:table-cell table:style-name="ce21" table:formula="of:=IF(ISBLANK([.D2]);&quot; &quot;;VLOOKUP([.D2];Nombre;MATCH([$'Base de datos'.C1];[$'Base de datos'.$A$1:.$AMJ$1];0);FALSE()))" office:value-type="string" office:string-value="Si" calcext:value-type="string">
            <text:p>Si</text:p>
          </table:table-cell>
          <table:table-cell table:style-name="ce29" table:formula="of:=[$'Base de datos'.L1]" office:value-type="string" office:string-value="Vacunas (2 meses)" calcext:value-type="string">
            <text:p>Vacunas (2 meses)</text:p>
          </table:table-cell>
          <table:table-cell table:style-name="ce39" table:formula="of:=IF(ISBLANK([.D2]);&quot; &quot;;VLOOKUP([.D2];Nombre;MATCH([$'Base de datos'.L1];[$'Base de datos'.$A$1:.$AMJ$1];0);FALSE()))" office:value-type="string" office:string-value="cubrir datos de vacunas" calcext:value-type="string">
            <text:p>cubrir datos de vacunas</text:p>
          </table:table-cell>
          <table:table-cell table:style-name="ce2" table:number-columns-repeated="1019"/>
        </table:table-row>
        <table:table-row table:style-name="ro5">
          <table:table-cell table:style-name="ce2"/>
          <table:table-cell table:style-name="ce9" table:formula="of:=[$'Base de datos'.D1]" office:value-type="string" office:string-value="Tipo perro" calcext:value-type="string">
            <text:p>Tipo perro</text:p>
          </table:table-cell>
          <table:table-cell table:style-name="ce21" table:formula="of:=IF(ISBLANK([.D2]);&quot; &quot;;VLOOKUP([.D2];Nombre;MATCH([$'Base de datos'.D1];[$'Base de datos'.$A$1:.$AMJ$1];0);FALSE()))" office:value-type="string" office:string-value="Cruce Pastor Aleman con Mastín " calcext:value-type="string">
            <text:p>Cruce Pastor Aleman con Mastín </text:p>
          </table:table-cell>
          <table:table-cell table:style-name="ce29" table:formula="of:=[$'Base de datos'.M1]" office:value-type="string" office:string-value="Vacunas (2,5 meses)" calcext:value-type="string">
            <text:p>Vacunas (2,5 meses)</text:p>
          </table:table-cell>
          <table:table-cell table:style-name="ce39" table:formula="of:=IF(ISBLANK([.D2]);&quot; &quot;;VLOOKUP([.D2];Nombre;MATCH([$'Base de datos'.M1];[$'Base de datos'.$A$1:.$AMJ$1];0);FALSE()))" office:value-type="string" office:string-value="cubrir datos de vacunas" calcext:value-type="string">
            <text:p>cubrir datos de vacunas</text:p>
          </table:table-cell>
          <table:table-cell table:style-name="ce2" table:number-columns-repeated="1019"/>
        </table:table-row>
        <table:table-row table:style-name="ro5">
          <table:table-cell table:style-name="ce2"/>
          <table:table-cell table:style-name="ce9" table:formula="of:=[$'Base de datos'.E1]" office:value-type="string" office:string-value="fecha nacimiento" calcext:value-type="string">
            <text:p>fecha nacimiento</text:p>
          </table:table-cell>
          <table:table-cell table:style-name="ce22" table:formula="of:=IF(ISBLANK([.D2]);&quot; &quot;;VLOOKUP([.D2];Nombre;MATCH([$'Base de datos'.E1];[$'Base de datos'.$A$1:.$AMJ$1];0);FALSE()))" office:value-type="date" office:date-value="1995-01-01" calcext:value-type="date">
            <text:p>01/01/1995</text:p>
          </table:table-cell>
          <table:table-cell table:style-name="ce30" table:formula="of:=[$'Base de datos'.N1]" office:value-type="string" office:string-value="(Vacunas 3 meses)" calcext:value-type="string">
            <text:p>(Vacunas 3 meses)</text:p>
          </table:table-cell>
          <table:table-cell table:style-name="ce39" table:formula="of:=IF(ISBLANK([.D2]);&quot; &quot;;VLOOKUP([.D2];Nombre;MATCH([$'Base de datos'.N1];[$'Base de datos'.$A$1:.$AMJ$1];0);FALSE()))" office:value-type="string" office:string-value="cubrir datos de vacunas" calcext:value-type="string">
            <text:p>cubrir datos de vacunas</text:p>
          </table:table-cell>
          <table:table-cell table:style-name="ce2" table:number-columns-repeated="1019"/>
        </table:table-row>
        <table:table-row table:style-name="ro5">
          <table:table-cell table:style-name="ce2"/>
          <table:table-cell table:style-name="ce10" table:formula="of:=[$'Base de datos'.F1]" office:value-type="string" office:string-value="Color" calcext:value-type="string">
            <text:p>Color</text:p>
          </table:table-cell>
          <table:table-cell table:style-name="ce23" table:formula="of:=IF(ISBLANK([.D2]);&quot; &quot;;VLOOKUP([.D2];Nombre;MATCH([$'Base de datos'.F1];[$'Base de datos'.$A$1:.$AMJ$1];0);FALSE()))" office:value-type="string" office:string-value="Marrón oscuro" calcext:value-type="string">
            <text:p>Marrón oscuro</text:p>
          </table:table-cell>
          <table:table-cell table:style-name="ce30" table:formula="of:=[$'Base de datos'.O1]" office:value-type="string" office:string-value="(Vacunas 3,5 meses)" calcext:value-type="string">
            <text:p>(Vacunas 3,5 meses)</text:p>
          </table:table-cell>
          <table:table-cell table:style-name="ce39" table:formula="of:=IF(ISBLANK([.D2]);&quot; &quot;;VLOOKUP([.D2];Nombre;MATCH([$'Base de datos'.O1];[$'Base de datos'.$A$1:.$AMJ$1];0);FALSE()))" office:value-type="string" office:string-value="cubrir datos de vacunas" calcext:value-type="string">
            <text:p>cubrir datos de vacunas</text:p>
          </table:table-cell>
          <table:table-cell table:style-name="ce2" table:number-columns-repeated="1019"/>
        </table:table-row>
        <table:table-row table:style-name="ro5">
          <table:table-cell table:style-name="ce2"/>
          <table:table-cell table:style-name="ce10" table:formula="of:=[$'Base de datos'.G1]" office:value-type="string" office:string-value="Peso" calcext:value-type="string">
            <text:p>Peso</text:p>
          </table:table-cell>
          <table:table-cell table:style-name="ce23" table:formula="of:=IF(ISBLANK([.D2]);&quot; &quot;;VLOOKUP([.D2];Nombre;MATCH([$'Base de datos'.G1];[$'Base de datos'.$A$1:.$AMJ$1];0);FALSE()))" office:value-type="string" office:string-value="40 kilos" calcext:value-type="string">
            <text:p>40 kilos</text:p>
          </table:table-cell>
          <table:table-cell table:style-name="ce30" table:formula="of:=[$'Base de datos'.P1]" office:value-type="string" office:string-value="(Vacunas 4 meses)" calcext:value-type="string">
            <text:p>(Vacunas 4 meses)</text:p>
          </table:table-cell>
          <table:table-cell table:style-name="ce39" table:formula="of:=IF(ISBLANK([.D2]);&quot; &quot;;VLOOKUP([.D2];Nombre;MATCH([$'Base de datos'.P1];[$'Base de datos'.$A$1:.$AMJ$1];0);FALSE()))" office:value-type="string" office:string-value="cubrir datos de vacunas" calcext:value-type="string">
            <text:p>cubrir datos de vacunas</text:p>
          </table:table-cell>
          <table:table-cell table:style-name="ce2" table:number-columns-repeated="1019"/>
        </table:table-row>
        <table:table-row table:style-name="ro5">
          <table:table-cell table:style-name="ce2"/>
          <table:table-cell table:style-name="ce10" table:formula="of:=[$'Base de datos'.H1]" office:value-type="string" office:string-value="Altura" calcext:value-type="string">
            <text:p>Altura</text:p>
          </table:table-cell>
          <table:table-cell table:style-name="ce23" table:formula="of:=IF(ISBLANK([.D2]);&quot; &quot;;VLOOKUP([.D2];Nombre;MATCH([$'Base de datos'.H1];[$'Base de datos'.$A$1:.$AMJ$1];0);FALSE()))" office:value-type="string" office:string-value="62 cm" calcext:value-type="string">
            <text:p>62 cm</text:p>
          </table:table-cell>
          <table:table-cell table:style-name="ce30" table:formula="of:=[$'Base de datos'.Q1]" office:value-type="string" office:string-value="Vacunas (5-6 meses)" calcext:value-type="string">
            <text:p>Vacunas (5-6 meses)</text:p>
          </table:table-cell>
          <table:table-cell table:style-name="ce39" table:formula="of:=IF(ISBLANK([.D2]);&quot; &quot;;VLOOKUP([.D2];Nombre;MATCH([$'Base de datos'.Q1];[$'Base de datos'.$A$1:.$AMJ$1];0);FALSE()))" office:value-type="string" office:string-value="cubrir datos de vacunas" calcext:value-type="string">
            <text:p>cubrir datos de vacunas</text:p>
          </table:table-cell>
          <table:table-cell table:style-name="ce2" table:number-columns-repeated="1019"/>
        </table:table-row>
        <table:table-row table:style-name="ro5">
          <table:table-cell table:style-name="ce2"/>
          <table:table-cell table:style-name="ce10" table:formula="of:=[$'Base de datos'.I1]" office:value-type="string" office:string-value="Uso" calcext:value-type="string">
            <text:p>Uso</text:p>
          </table:table-cell>
          <table:table-cell table:style-name="ce23" table:formula="of:=IF(ISBLANK([.D2]);&quot; &quot;;VLOOKUP([.D2];Nombre;MATCH([$'Base de datos'.I1];[$'Base de datos'.$A$1:.$AMJ$1];0);FALSE()))" office:value-type="string" office:string-value="Perro Compañía" calcext:value-type="string">
            <text:p>Perro Compañía</text:p>
          </table:table-cell>
          <table:table-cell table:style-name="ce30" table:formula="of:=[$'Base de datos'.R1]" office:value-type="string" office:string-value="Otras vacunas/ datos" calcext:value-type="string">
            <text:p>Otras vacunas/ datos</text:p>
          </table:table-cell>
          <table:table-cell table:style-name="ce39" table:formula="of:=IF(ISBLANK([.D2]);&quot; &quot;;VLOOKUP([.D2];Nombre;MATCH([$'Base de datos'.R1];[$'Base de datos'.$A$1:.$AMJ$1];0);FALSE()))" office:value-type="string" office:string-value="cubrir datos de vacunas" calcext:value-type="string">
            <text:p>cubrir datos de vacunas</text:p>
          </table:table-cell>
          <table:table-cell table:style-name="ce2" table:number-columns-repeated="1019"/>
        </table:table-row>
        <table:table-row table:style-name="ro6">
          <table:table-cell table:style-name="ce2"/>
          <table:table-cell table:style-name="ce11" office:value-type="string" calcext:value-type="string" table:number-columns-spanned="4" table:number-rows-spanned="1">
            <text:p>Perro: Carácteristicas/Apariencia/Aptitud, etc.</text:p>
          </table:table-cell>
          <table:covered-table-cell table:number-columns-repeated="2" table:style-name="ce24"/>
          <table:covered-table-cell table:style-name="ce40"/>
          <table:table-cell table:style-name="ce2" table:number-columns-repeated="1019"/>
        </table:table-row>
        <table:table-row table:style-name="ro6">
          <table:table-cell table:style-name="ce2"/>
          <table:table-cell table:style-name="ce12" table:formula="of:=IF(ISBLANK([.D2]);&quot; &quot;;VLOOKUP([.D2];Nombre;MATCH([$'Base de datos'.J1];[$'Base de datos'.$A$1:.$AMJ$1];0);FALSE()))" office:value-type="string" office:string-value="El perro Pastor Aleman es un perro seguro de si mismo con un temperamento equilibrado,………………………………………………." calcext:value-type="string" table:number-columns-spanned="4" table:number-rows-spanned="6">
            <text:p>El perro Pastor Aleman es un perro seguro de si mismo con un temperamento equilibrado,……………………………………………….</text:p>
          </table:table-cell>
          <table:covered-table-cell table:number-columns-repeated="3" table:style-name="ce13"/>
          <table:table-cell table:style-name="ce2" table:number-columns-repeated="1019"/>
        </table:table-row>
        <table:table-row table:style-name="ro7">
          <table:table-cell table:style-name="ce1"/>
          <table:covered-table-cell table:number-columns-repeated="4" table:style-name="ce13"/>
          <table:table-cell table:style-name="ce1" table:number-columns-repeated="1019"/>
        </table:table-row>
        <table:table-row table:style-name="ro7">
          <table:table-cell table:style-name="ce2"/>
          <table:covered-table-cell table:number-columns-repeated="4" table:style-name="ce13"/>
          <table:table-cell table:style-name="ce2" table:number-columns-repeated="1019"/>
        </table:table-row>
        <table:table-row table:style-name="ro7">
          <table:table-cell table:style-name="ce1"/>
          <table:covered-table-cell table:number-columns-repeated="4" table:style-name="ce13"/>
          <table:table-cell table:style-name="ce1" table:number-columns-repeated="1019"/>
        </table:table-row>
        <table:table-row table:style-name="ro7">
          <table:table-cell table:style-name="ce2"/>
          <table:covered-table-cell table:number-columns-repeated="4" table:style-name="ce13"/>
          <table:table-cell table:style-name="ce2" table:number-columns-repeated="1019"/>
        </table:table-row>
        <table:table-row table:style-name="ro2">
          <table:table-cell table:style-name="ce1"/>
          <table:covered-table-cell table:number-columns-repeated="4" table:style-name="ce13"/>
          <table:table-cell table:style-name="ce1" table:number-columns-repeated="1019"/>
        </table:table-row>
        <table:table-row table:style-name="ro6">
          <table:table-cell table:style-name="ce2"/>
          <table:table-cell table:style-name="ce14"/>
          <table:table-cell table:style-name="ce25" office:value-type="string" calcext:value-type="string" table:number-columns-spanned="2" table:number-rows-spanned="1">
            <text:p><text:span text:style-name="T1"><text:a xlink:href="http://www.dacostabalboa.es/" xlink:type="simple">http://www.dacostabalboa.es/</text:a></text:span></text:p>
          </table:table-cell>
          <table:covered-table-cell table:style-name="ce31"/>
          <table:table-cell table:style-name="ce2" table:number-columns-repeated="1020"/>
        </table:table-row>
        <table:table-row table:style-name="ro7">
          <table:table-cell table:style-name="ce3"/>
          <table:table-cell table:style-name="ce15"/>
          <table:table-cell table:style-name="ce3"/>
          <table:table-cell table:style-name="ce32"/>
          <table:table-cell table:style-name="ce3" table:number-columns-repeated="1020"/>
        </table:table-row>
        <table:table-row table:style-name="ro7" table:number-rows-repeated="11">
          <table:table-cell table:style-name="ce4"/>
          <table:table-cell table:style-name="ce16"/>
          <table:table-cell table:style-name="ce4"/>
          <table:table-cell table:style-name="ce33"/>
          <table:table-cell table:style-name="ce4" table:number-columns-repeated="1020"/>
        </table:table-row>
        <table:table-row table:style-name="ro7" table:number-rows-repeated="1048544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Listado.$A$1" table:cell-range-address="$Listado.$B$2:.$E$19" table:range-usable-as="print-range"/>
        </table:named-expressions>
        <calcext:conditional-formats>
          <calcext:conditional-format calcext:target-range-address="Listado.E5:Listado.E11 Listado.C4:Listado.C11">
            <calcext:condition calcext:apply-style-name="Excel_CondFormat_1_1_1" calcext:value="formula-is(NOT(ISERROR(SEARCH(&quot;Introduzca nombre&quot;;[Listado.E5]))))" calcext:base-cell-address="Listado.E5"/>
          </calcext:conditional-format>
        </calcext:conditional-formats>
      </table:table>
      <table:table table:name="Base de datos" table:style-name="ta2">
        <office:forms form:automatic-focus="false" form:apply-design-mode="false"/>
        <table:table-column table:style-name="co7" table:default-cell-style-name="ce52"/>
        <table:table-column table:style-name="co8" table:default-cell-style-name="ce55"/>
        <table:table-column table:style-name="co9" table:default-cell-style-name="ce55"/>
        <table:table-column table:style-name="co10" table:default-cell-style-name="ce55"/>
        <table:table-column table:style-name="co11" table:number-columns-repeated="5" table:default-cell-style-name="ce57"/>
        <table:table-column table:style-name="co12" table:default-cell-style-name="ce62"/>
        <table:table-column table:style-name="co13" table:default-cell-style-name="ce64"/>
        <table:table-column table:style-name="co14" table:default-cell-style-name="ce64"/>
        <table:table-column table:style-name="co15" table:number-columns-repeated="4" table:default-cell-style-name="ce64"/>
        <table:table-column table:style-name="co16" table:number-columns-repeated="2" table:default-cell-style-name="ce64"/>
        <table:table-column table:style-name="co16" table:default-cell-style-name="ce66"/>
        <table:table-column table:style-name="co17" table:default-cell-style-name="ce68"/>
        <table:table-column table:style-name="co18" table:number-columns-repeated="237" table:default-cell-style-name="ce70"/>
        <table:table-column table:style-name="co18" table:number-columns-repeated="767" table:default-cell-style-name="Default"/>
        <table:table-row table:style-name="ro5">
          <table:table-cell table:style-name="ce41" office:value-type="string" calcext:value-type="string">
            <text:p>Raza del Perro</text:p>
          </table:table-cell>
          <table:table-cell table:style-name="ce53" office:value-type="string" calcext:value-type="string">
            <text:p>Nombre del perro</text:p>
          </table:table-cell>
          <table:table-cell table:style-name="ce53" office:value-type="string" calcext:value-type="string">
            <text:p>Microchip</text:p>
          </table:table-cell>
          <table:table-cell table:style-name="ce53" office:value-type="string" calcext:value-type="string">
            <text:p>Tipo perro</text:p>
          </table:table-cell>
          <table:table-cell table:style-name="ce56" office:value-type="string" calcext:value-type="string">
            <text:p>fecha nacimiento</text:p>
          </table:table-cell>
          <table:table-cell table:style-name="ce56" office:value-type="string" calcext:value-type="string">
            <text:p>Color</text:p>
          </table:table-cell>
          <table:table-cell table:style-name="ce56" office:value-type="string" calcext:value-type="string">
            <text:p>Peso</text:p>
          </table:table-cell>
          <table:table-cell table:style-name="ce56" office:value-type="string" calcext:value-type="string">
            <text:p>Altura</text:p>
          </table:table-cell>
          <table:table-cell table:style-name="ce56" office:value-type="string" calcext:value-type="string">
            <text:p>Uso</text:p>
          </table:table-cell>
          <table:table-cell table:style-name="ce60" office:value-type="string" calcext:value-type="string">
            <text:p>Referencias</text:p>
          </table:table-cell>
          <table:table-cell table:style-name="ce60" office:value-type="string" calcext:value-type="string">
            <text:p>Vacunas (4 semanas)</text:p>
          </table:table-cell>
          <table:table-cell table:style-name="ce60" office:value-type="string" calcext:value-type="string">
            <text:p>Vacunas (2 meses)</text:p>
          </table:table-cell>
          <table:table-cell table:style-name="ce60" office:value-type="string" calcext:value-type="string">
            <text:p>Vacunas (2,5 meses)</text:p>
          </table:table-cell>
          <table:table-cell table:style-name="ce60" office:value-type="string" calcext:value-type="string">
            <text:p>(Vacunas 3 meses)</text:p>
          </table:table-cell>
          <table:table-cell table:style-name="ce60" office:value-type="string" calcext:value-type="string">
            <text:p>(Vacunas 3,5 meses)</text:p>
          </table:table-cell>
          <table:table-cell table:style-name="ce60" office:value-type="string" calcext:value-type="string">
            <text:p>(Vacunas 4 meses)</text:p>
          </table:table-cell>
          <table:table-cell table:style-name="ce60" office:value-type="string" calcext:value-type="string">
            <text:p>Vacunas (5-6 meses)</text:p>
          </table:table-cell>
          <table:table-cell table:style-name="ce60" office:value-type="string" calcext:value-type="string">
            <text:p>Otras vacunas/ datos</text:p>
          </table:table-cell>
          <table:table-cell table:number-columns-repeated="1006"/>
        </table:table-row>
        <table:table-row table:style-name="ro7">
          <table:table-cell table:style-name="ce42" office:value-type="string" calcext:value-type="string">
            <text:p>Akita </text:p>
          </table:table-cell>
          <table:table-cell table:style-name="ce54" office:value-type="string" calcext:value-type="string">
            <text:p>Koko</text:p>
          </table:table-cell>
          <table:table-cell table:style-name="ce54" office:value-type="string" calcext:value-type="string">
            <text:p>SI</text:p>
          </table:table-cell>
          <table:table-cell table:style-name="ce54" office:value-type="string" calcext:value-type="string">
            <text:p>Cruce de ………………</text:p>
          </table:table-cell>
          <table:table-cell office:value-type="date" office:date-value="2005-02-01" calcext:value-type="date">
            <text:p>01/02/2005</text:p>
          </table:table-cell>
          <table:table-cell table:style-name="ce58" table:number-columns-repeated="3"/>
          <table:table-cell table:style-name="ce58" office:value-type="string" calcext:value-type="string">
            <text:p>Cambie el nombre de campo4- en base datos</text:p>
          </table:table-cell>
          <table:table-cell table:style-name="ce5" office:value-type="string" calcext:value-type="string">
            <text:p>Akita es un perro mediado de constitución fuerte, originario de <text:s/>Japón, carácter equilibrado, desconfiado de los extraños, </text:p>
          </table:table-cell>
          <table:table-cell table:style-name="ce63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13" office:value-type="string" calcext:value-type="string">
            <text:p>Indicar vacunas</text:p>
          </table:table-cell>
          <table:table-cell table:style-name="ce13" office:value-type="string" calcext:value-type="string">
            <text:p>indicar datos</text:p>
          </table:table-cell>
          <table:table-cell table:style-name="ce67"/>
          <table:table-cell table:style-name="ce69"/>
          <table:table-cell table:style-name="ce63" table:number-columns-repeated="1004"/>
        </table:table-row>
        <table:table-row table:style-name="ro7">
          <table:table-cell table:style-name="ce42" office:value-type="string" calcext:value-type="string">
            <text:p>Akita Americano 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2" office:value-type="string" calcext:value-type="string">
            <text:p>Afgano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2" office:value-type="string" calcext:value-type="string">
            <text:p>Airedale Terrier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2" office:value-type="string" calcext:value-type="string">
            <text:p>Alaskan Malamute 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3" office:value-type="string" calcext:value-type="string">
            <text:p>American Pitt Bull Terrier 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4" office:value-type="string" calcext:value-type="string">
            <text:p>American Staffordshire Terrier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5" office:value-type="string" calcext:value-type="string">
            <text:p>American Water Spaniel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5" office:value-type="string" calcext:value-type="string">
            <text:p>Antiguo Pastor Inglés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6" office:value-type="string" calcext:value-type="string">
            <text:p>Australian Kelpie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2" office:value-type="string" calcext:value-type="string">
            <text:p>Australian Shepherd 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2" office:value-type="string" calcext:value-type="string">
            <text:p>Barzoi 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5" office:value-type="string" calcext:value-type="string">
            <text:p>Basset Azul de Gaseogne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5" office:value-type="string" calcext:value-type="string">
            <text:p>Basset Hound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5" office:value-type="string" calcext:value-type="string">
            <text:p>Basset leonado de Bretaña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4" office:value-type="string" calcext:value-type="string">
            <text:p>Beagle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4" office:value-type="string" calcext:value-type="string">
            <text:p>Bearded Collie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2" office:value-type="string" calcext:value-type="string">
            <text:p>Beauceron 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3" office:value-type="string" calcext:value-type="string">
            <text:p>Berger Blanc Suisse 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6" office:value-type="string" calcext:value-type="string">
            <text:p>Bichón Frisé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3" office:value-type="string" calcext:value-type="string">
            <text:p>Bichón Habanero 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5" office:value-type="string" calcext:value-type="string">
            <text:p>Bichón Maltés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2" office:value-type="string" calcext:value-type="string">
            <text:p>Bloodhound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5" office:value-type="string" calcext:value-type="string">
            <text:p>Bobtail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5" office:value-type="string" calcext:value-type="string">
            <text:p>Border Collie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3" office:value-type="string" calcext:value-type="string">
            <text:p>Border Collie 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2" office:value-type="string" calcext:value-type="string">
            <text:p>Borzoi 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4" office:value-type="string" calcext:value-type="string">
            <text:p>Boston Terrier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7" office:value-type="string" calcext:value-type="string">
            <text:p>Boxer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8" office:value-type="string" calcext:value-type="string">
            <text:p>Boyero Australiano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3" office:value-type="string" calcext:value-type="string">
            <text:p>Boyero de Flandes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3" office:value-type="string" calcext:value-type="string">
            <text:p>Boyero de Montaña Bernés 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3" office:value-type="string" calcext:value-type="string">
            <text:p>Braco Alemán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2" office:value-type="string" calcext:value-type="string">
            <text:p>Braco de Weimar 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8" office:value-type="string" calcext:value-type="string">
            <text:p>Braco Húngaro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3" office:value-type="string" calcext:value-type="string">
            <text:p>Briard 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5" office:value-type="string" calcext:value-type="string">
            <text:p>Bull Terrier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4" office:value-type="string" calcext:value-type="string">
            <text:p>Bulldog Americano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5" office:value-type="string" calcext:value-type="string">
            <text:p>Bulldog Francés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5" office:value-type="string" calcext:value-type="string">
            <text:p>Bulldog Inglés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3" office:value-type="string" calcext:value-type="string">
            <text:p>Bullmastiff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3" office:value-type="string" calcext:value-type="string">
            <text:p>Ca de Bou 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3" office:value-type="string" calcext:value-type="string">
            <text:p>Ca mè mallorquí 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8" office:value-type="string" calcext:value-type="string">
            <text:p>Cane Corso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5" office:value-type="string" calcext:value-type="string">
            <text:p>Caniche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5" office:value-type="string" calcext:value-type="string">
            <text:p>Carlino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3" office:value-type="string" calcext:value-type="string">
            <text:p>Chien de Saint Hubert 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4" office:value-type="string" calcext:value-type="string">
            <text:p>Chihuahua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2" office:value-type="string" calcext:value-type="string">
            <text:p>Chino Crestado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4" office:value-type="string" calcext:value-type="string">
            <text:p>Chow Chow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5" office:value-type="string" calcext:value-type="string">
            <text:p>Cirneco del Etna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5" office:value-type="string" calcext:value-type="string">
            <text:p>Cocker Spaniel Americano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5" office:value-type="string" calcext:value-type="string">
            <text:p>Cocker Spaniel Inglés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8" office:value-type="string" calcext:value-type="string">
            <text:p>Collie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2" office:value-type="string" calcext:value-type="string">
            <text:p>Coton de Tuléar 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2" office:value-type="string" calcext:value-type="string">
            <text:p>Dachshunds 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4" office:value-type="string" calcext:value-type="string">
            <text:p>Dálmata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8" office:value-type="string" calcext:value-type="string">
            <text:p>Deutsch Drahthaar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3" office:value-type="string" calcext:value-type="string">
            <text:p>Deutsch Kurzhaar 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5" office:value-type="string" calcext:value-type="string">
            <text:p>Dobermann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5" office:value-type="string" calcext:value-type="string">
            <text:p>Dogo Alemán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5" office:value-type="string" calcext:value-type="string">
            <text:p>Dogo Argentino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2" office:value-type="string" calcext:value-type="string">
            <text:p>Dogo Canario 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4" office:value-type="string" calcext:value-type="string">
            <text:p>Dogo de Burdeos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2" office:value-type="string" calcext:value-type="string">
            <text:p>Drahthaar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2" office:value-type="string" calcext:value-type="string">
            <text:p>English Springer Spaniel 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6" office:value-type="string" calcext:value-type="string">
            <text:p>Epagneul Bretón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2" office:value-type="string" calcext:value-type="string">
            <text:p>Eurasier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2" office:value-type="string" calcext:value-type="string">
            <text:p>Fila Brasileiro 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5" office:value-type="string" calcext:value-type="string">
            <text:p>Fox Terrier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5" office:value-type="string" calcext:value-type="string">
            <text:p>Foxhound Americano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5" office:value-type="string" calcext:value-type="string">
            <text:p>Foxhound Inglés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5" office:value-type="string" calcext:value-type="string">
            <text:p>Galgo Afgano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3" office:value-type="string" calcext:value-type="string">
            <text:p>Galgo Español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3" office:value-type="string" calcext:value-type="string">
            <text:p>Galgo Italiano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3" office:value-type="string" calcext:value-type="string">
            <text:p>Galgo Ruso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5" office:value-type="string" calcext:value-type="string">
            <text:p>Gigante de los Pirineos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5" office:value-type="string" calcext:value-type="string">
            <text:p>Golden Retriever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5" office:value-type="string" calcext:value-type="string">
            <text:p>Gos d'Atura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5" office:value-type="string" calcext:value-type="string">
            <text:p>Gran Danés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3" office:value-type="string" calcext:value-type="string">
            <text:p>Gran Perro Japonés 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5" office:value-type="string" calcext:value-type="string">
            <text:p>Husky Siberiano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3" office:value-type="string" calcext:value-type="string">
            <text:p>Irish Wolfhound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3" office:value-type="string" calcext:value-type="string">
            <text:p>Jack Russel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8" office:value-type="string" calcext:value-type="string">
            <text:p>Japanes Chin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3" office:value-type="string" calcext:value-type="string">
            <text:p>Kelpie 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3" office:value-type="string" calcext:value-type="string">
            <text:p>Kerry Blue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3" office:value-type="string" calcext:value-type="string">
            <text:p>Komondor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3" office:value-type="string" calcext:value-type="string">
            <text:p>Kuvasz 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5" office:value-type="string" calcext:value-type="string">
            <text:p>Labrador Retriever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5" office:value-type="string" calcext:value-type="string">
            <text:p>Laika de Siberia Occidental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5" office:value-type="string" calcext:value-type="string">
            <text:p>Laika Ruso-europeo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3" office:value-type="string" calcext:value-type="string">
            <text:p>Lebrel ruso 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3" office:value-type="string" calcext:value-type="string">
            <text:p>Leonberger 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3" office:value-type="string" calcext:value-type="string">
            <text:p>Lhasa Apso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8" office:value-type="string" calcext:value-type="string">
            <text:p>Magyar Vizsla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3" office:value-type="string" calcext:value-type="string">
            <text:p>Maltés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3" office:value-type="string" calcext:value-type="string">
            <text:p>Mastín del Alentejo 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5" office:value-type="string" calcext:value-type="string">
            <text:p>Mastín del Pirineo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5" office:value-type="string" calcext:value-type="string">
            <text:p>Mastin del Tibet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5" office:value-type="string" calcext:value-type="string">
            <text:p>Mastín Español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1">
          <table:table-cell table:style-name="ce49" office:value-type="string" calcext:value-type="string">
            <text:p>Mastín Napolitano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8" office:value-type="string" calcext:value-type="string">
            <text:p>Norfolk Terrier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3" office:value-type="string" calcext:value-type="string">
            <text:p>Ovtcharka 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3" office:value-type="string" calcext:value-type="string">
            <text:p>Pachón Navarro 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5" office:value-type="string" calcext:value-type="string">
            <text:p>Pastor Alemán</text:p>
          </table:table-cell>
          <table:table-cell office:value-type="string" calcext:value-type="string">
            <text:p>Kok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Cruce Pastor Aleman con Mastín </text:p>
          </table:table-cell>
          <table:table-cell office:value-type="date" office:date-value="1995-01-01" calcext:value-type="date">
            <text:p>01/01/1995</text:p>
          </table:table-cell>
          <table:table-cell table:style-name="ce59" office:value-type="string" calcext:value-type="string">
            <text:p>Marrón oscuro</text:p>
          </table:table-cell>
          <table:table-cell table:style-name="ce55" office:value-type="string" calcext:value-type="string">
            <text:p>40 kilos</text:p>
          </table:table-cell>
          <table:table-cell table:style-name="ce55" office:value-type="string" calcext:value-type="string">
            <text:p>62 cm</text:p>
          </table:table-cell>
          <table:table-cell table:style-name="ce55" office:value-type="string" calcext:value-type="string">
            <text:p>Perro Compañía</text:p>
          </table:table-cell>
          <table:table-cell table:style-name="ce55" office:value-type="string" calcext:value-type="string">
            <text:p>El perro Pastor Aleman es un perro seguro de si mismo con un temperamento equilibrado,……………………………………………….</text:p>
          </table:table-cell>
          <table:table-cell table:number-columns-repeated="8" table:style-name="ce55" office:value-type="string" calcext:value-type="string">
            <text:p>cubrir datos de vacunas</text:p>
          </table:table-cell>
          <table:table-cell table:number-columns-repeated="1006"/>
        </table:table-row>
        <table:table-row table:style-name="ro7">
          <table:table-cell table:style-name="ce45" office:value-type="string" calcext:value-type="string">
            <text:p>Pastor Australiano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5" office:value-type="string" calcext:value-type="string">
            <text:p>Pastor Belga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3" office:value-type="string" calcext:value-type="string">
            <text:p>Pastor Blanco Suizo 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1">
          <table:table-cell table:style-name="ce49" office:value-type="string" calcext:value-type="string">
            <text:p>Pastor de Beauce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5" office:value-type="string" calcext:value-type="string">
            <text:p>Pastor de Brie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5" office:value-type="string" calcext:value-type="string">
            <text:p>Pastor de los Pirineos de Cara Rosa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3" office:value-type="string" calcext:value-type="string">
            <text:p>Pastor de Shetland 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3" office:value-type="string" calcext:value-type="string">
            <text:p>Pastor del Cáucaso 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5" office:value-type="string" calcext:value-type="string">
            <text:p>Pekinés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1">
          <table:table-cell table:style-name="ce49" office:value-type="string" calcext:value-type="string">
            <text:p>Perdiguero Burgos 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5" office:value-type="string" calcext:value-type="string">
            <text:p>Perdiguero Chesapeake Bay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5" office:value-type="string" calcext:value-type="string">
            <text:p>Perdiguero de Drentse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5" office:value-type="string" calcext:value-type="string">
            <text:p>Perdiguero de Pelo lido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5" office:value-type="string" calcext:value-type="string">
            <text:p>Perdiguero de pelo rizado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5" office:value-type="string" calcext:value-type="string">
            <text:p>Perdiguero Portugués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8" office:value-type="string" calcext:value-type="string">
            <text:p>Perro Crestado Chino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1">
          <table:table-cell table:style-name="ce49" office:value-type="string" calcext:value-type="string">
            <text:p>Perro de Aguas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3" office:value-type="string" calcext:value-type="string">
            <text:p>Perro sin pelo de Mexico 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8" office:value-type="string" calcext:value-type="string">
            <text:p>Perro sin pelo del Perú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3" office:value-type="string" calcext:value-type="string">
            <text:p>Pinscher miniatura 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5" office:value-type="string" calcext:value-type="string">
            <text:p>Pitbull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1">
          <table:table-cell table:style-name="ce49" office:value-type="string" calcext:value-type="string">
            <text:p>Podenco Andaluz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5" office:value-type="string" calcext:value-type="string">
            <text:p>Podenco Ibicenco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5" office:value-type="string" calcext:value-type="string">
            <text:p>Podenco Portugués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5" office:value-type="string" calcext:value-type="string">
            <text:p>presa canario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4" office:value-type="string" calcext:value-type="string">
            <text:p>Presa Mallorquin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2" office:value-type="string" calcext:value-type="string">
            <text:p>Rafeiro do Alentejo 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4" office:value-type="string" calcext:value-type="string">
            <text:p>Rottweiler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4" office:value-type="string" calcext:value-type="string">
            <text:p>Rough Collie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4" office:value-type="string" calcext:value-type="string">
            <text:p>Sabueso Español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4" office:value-type="string" calcext:value-type="string">
            <text:p>Sabueso Hélenico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4" office:value-type="string" calcext:value-type="string">
            <text:p>Sabueso Italiano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4" office:value-type="string" calcext:value-type="string">
            <text:p>Sabueso Suizo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2" office:value-type="string" calcext:value-type="string">
            <text:p>Saint Hubert 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1">
          <table:table-cell table:style-name="ce50" office:value-type="string" calcext:value-type="string">
            <text:p>Saluki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4" office:value-type="string" calcext:value-type="string">
            <text:p>Samoyedo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4" office:value-type="string" calcext:value-type="string">
            <text:p>San Bernardo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1">
          <table:table-cell table:style-name="ce50" office:value-type="string" calcext:value-type="string">
            <text:p>Schnaucer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4" office:value-type="string" calcext:value-type="string">
            <text:p>Scottish Terrier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1">
          <table:table-cell table:style-name="ce50" office:value-type="string" calcext:value-type="string">
            <text:p>Sealyhalm Terrier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1">
          <table:table-cell table:style-name="ce50" office:value-type="string" calcext:value-type="string">
            <text:p>Setter Gordon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4" office:value-type="string" calcext:value-type="string">
            <text:p>Setter Irlandés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4" office:value-type="string" calcext:value-type="string">
            <text:p>Shar Pei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2" office:value-type="string" calcext:value-type="string">
            <text:p>Shiba 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4" office:value-type="string" calcext:value-type="string">
            <text:p>Shiba Inu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2" office:value-type="string" calcext:value-type="string">
            <text:p>Shih Tzu 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4" office:value-type="string" calcext:value-type="string">
            <text:p>Siberian Husky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1">
          <table:table-cell table:style-name="ce50" office:value-type="string" calcext:value-type="string">
            <text:p>Smooth Collie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2" office:value-type="string" calcext:value-type="string">
            <text:p>Spaniel Japonés 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2" office:value-type="string" calcext:value-type="string">
            <text:p>Spinone Italiano 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2" office:value-type="string" calcext:value-type="string">
            <text:p>Spitz Alemán 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6" office:value-type="string" calcext:value-type="string">
            <text:p>Springer Spaniel Inglés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4" office:value-type="string" calcext:value-type="string">
            <text:p>Staffordshire Bull Terrier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4" office:value-type="string" calcext:value-type="string">
            <text:p>Teckel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4" office:value-type="string" calcext:value-type="string">
            <text:p>Terranova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4" office:value-type="string" calcext:value-type="string">
            <text:p>Terrier Australiano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4" office:value-type="string" calcext:value-type="string">
            <text:p>Terrier Escocés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4" office:value-type="string" calcext:value-type="string">
            <text:p>Terrier Irlandés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4" office:value-type="string" calcext:value-type="string">
            <text:p>Terrier Japonés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4" office:value-type="string" calcext:value-type="string">
            <text:p>Terrier Negro Ruso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4" office:value-type="string" calcext:value-type="string">
            <text:p>Terrier Norfolk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1">
          <table:table-cell table:style-name="ce50" office:value-type="string" calcext:value-type="string">
            <text:p>Terrier Ruso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1">
          <table:table-cell table:style-name="ce50" office:value-type="string" calcext:value-type="string">
            <text:p>Tibetan Terrier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2" office:value-type="string" calcext:value-type="string">
            <text:p>Vizsla 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1">
          <table:table-cell table:style-name="ce50" office:value-type="string" calcext:value-type="string">
            <text:p>Welhs Terrier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51" office:value-type="string" calcext:value-type="string">
            <text:p><text:span text:style-name="T2"><text:a xlink:href="http://www.dogspain.com/Razas/West Highland.htm" xlink:type="simple">West Highland T.</text:a></text:span>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1">
          <table:table-cell table:style-name="ce50" office:value-type="string" calcext:value-type="string">
            <text:p>Wolfspitz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2" office:value-type="string" calcext:value-type="string">
            <text:p>Xoloitzquintle 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>
          <table:table-cell table:style-name="ce44" office:value-type="string" calcext:value-type="string">
            <text:p>Yorkshire Terrier</text:p>
          </table:table-cell>
          <table:table-cell table:number-columns-repeated="3" office:value-type="string" calcext:value-type="string">
            <text:p>cubrir datos en base</text:p>
          </table:table-cell>
          <table:table-cell table:number-columns-repeated="7" table:style-name="ce55" office:value-type="string" calcext:value-type="string">
            <text:p>cubrir datos en base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 que corresponden</text:p>
          </table:table-cell>
          <table:table-cell table:style-name="ce65" office:value-type="string" calcext:value-type="string">
            <text:p>indicar vacunas</text:p>
          </table:table-cell>
          <table:table-cell table:style-name="ce65" office:value-type="string" calcext:value-type="string">
            <text:p>Indicar vacunas</text:p>
          </table:table-cell>
          <table:table-cell table:number-columns-repeated="2" table:style-name="ce55" office:value-type="string" calcext:value-type="string">
            <text:p>cubrir datos en base</text:p>
          </table:table-cell>
          <table:table-cell table:number-columns-repeated="1006"/>
        </table:table-row>
        <table:table-row table:style-name="ro7" table:number-rows-repeated="677">
          <table:table-cell/>
          <table:table-cell table:style-name="ce54" table:number-columns-repeated="3"/>
          <table:table-cell table:number-columns-repeated="5"/>
          <table:table-cell table:style-name="ce61"/>
          <table:table-cell table:style-name="ce54" table:number-columns-repeated="8"/>
          <table:table-cell table:number-columns-repeated="1006"/>
        </table:table-row>
        <table:table-row table:style-name="ro7" table:number-rows-repeated="6">
          <table:table-cell table:number-columns-repeated="2"/>
          <table:table-cell table:style-name="ce54" table:number-columns-repeated="2"/>
          <table:table-cell table:number-columns-repeated="5"/>
          <table:table-cell table:style-name="ce61"/>
          <table:table-cell table:style-name="ce54" table:number-columns-repeated="8"/>
          <table:table-cell table:number-columns-repeated="1006"/>
        </table:table-row>
        <table:table-row table:style-name="ro7" table:number-rows-repeated="104771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atos todas las hojas" table:style-name="ta3"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25" table:default-cell-style-name="ce5"/>
        <table:table-column table:style-name="co18" table:default-cell-style-name="ce4"/>
        <table:table-column table:style-name="co6" table:number-columns-repeated="1016" table:default-cell-style-name="Default"/>
        <table:table-row table:style-name="ro5">
          <table:table-cell table:style-name="ce71" office:value-type="string" calcext:value-type="string">
            <text:p>Campos de la hoja factura</text:p>
          </table:table-cell>
          <table:table-cell table:style-name="ce71"/>
          <table:table-cell table:style-name="ce92" table:number-columns-repeated="5"/>
          <table:table-cell table:number-columns-repeated="1017"/>
        </table:table-row>
        <table:table-row table:style-name="ro6">
          <table:table-cell table:style-name="ce72" office:value-type="string" calcext:value-type="string" table:number-columns-spanned="1" table:number-rows-spanned="2">
            <text:p>Codigo artículo</text:p>
          </table:table-cell>
          <table:table-cell table:style-name="ce83" office:value-type="string" calcext:value-type="string" table:number-columns-spanned="1" table:number-rows-spanned="2">
            <text:p>Artículo/Concepto/Descripción/etc. </text:p>
          </table:table-cell>
          <table:table-cell table:style-name="ce93" office:value-type="string" calcext:value-type="string" table:number-columns-spanned="1" table:number-rows-spanned="2">
            <text:p>Unidades</text:p>
          </table:table-cell>
          <table:table-cell table:style-name="ce83" office:value-type="string" calcext:value-type="string" table:number-columns-spanned="1" table:number-rows-spanned="2">
            <text:p>Precio Unidad</text:p>
          </table:table-cell>
          <table:table-cell table:style-name="ce113" office:value-type="string" calcext:value-type="string">
            <text:p>Descuento</text:p>
          </table:table-cell>
          <table:table-cell table:style-name="ce83" office:value-type="string" calcext:value-type="string" table:number-columns-spanned="1" table:number-rows-spanned="2">
            <text:p>Descuento total</text:p>
          </table:table-cell>
          <table:table-cell table:style-name="ce133" office:value-type="string" calcext:value-type="string" table:number-columns-spanned="1" table:number-rows-spanned="2">
            <text:p>Total </text:p>
          </table:table-cell>
          <table:table-cell table:number-columns-repeated="1017"/>
        </table:table-row>
        <table:table-row table:style-name="ro5">
          <table:covered-table-cell table:style-name="ce73"/>
          <table:covered-table-cell table:style-name="ce84"/>
          <table:covered-table-cell table:style-name="ce94"/>
          <table:covered-table-cell table:style-name="ce105"/>
          <table:table-cell table:style-name="ce94" office:value-type="string" calcext:value-type="string">
            <text:p>%</text:p>
          </table:table-cell>
          <table:covered-table-cell table:style-name="ce123"/>
          <table:covered-table-cell table:style-name="ce134"/>
          <table:table-cell table:number-columns-repeated="1017"/>
        </table:table-row>
        <table:table-row table:style-name="ro5">
          <table:table-cell table:style-name="ce74" office:value-type="string" calcext:value-type="string">
            <text:p>A001</text:p>
          </table:table-cell>
          <table:table-cell table:style-name="ce85" table:formula="of:=IF(ISBLANK([.A4]);&quot; &quot;;VLOOKUP([.A4];#NOMBRE?;MATCH(&quot;Descripción&quot;;[#REF!];0);FALSE()))" office:value-type="string" office:string-value="" calcext:value-type="error">
            <text:p>#REF!</text:p>
          </table:table-cell>
          <table:table-cell table:style-name="ce95" office:value-type="float" office:value="4" calcext:value-type="float">
            <text:p>4</text:p>
          </table:table-cell>
          <table:table-cell table:style-name="ce106" table:formula="of:=IF(ISBLANK([.A4]);&quot; &quot;;VLOOKUP([.A4];#NOMBRE?;MATCH(&quot;Precio Unidad&quot;;[#REF!];0);FALSE()))" office:value-type="string" office:string-value="" calcext:value-type="error">
            <text:p>#REF!</text:p>
          </table:table-cell>
          <table:table-cell table:style-name="ce114" table:formula="of:=IF(ISBLANK([.A4]);&quot; &quot;;VLOOKUP([.A4];#NOMBRE?;MATCH(&quot;descuento%&quot;;[#REF!];0);FALSE()))" office:value-type="string" office:string-value="" calcext:value-type="error">
            <text:p>#REF!</text:p>
          </table:table-cell>
          <table:table-cell table:style-name="ce124" table:formula="of:=IF(ISBLANK([.C4]);&quot; &quot;;[.D4]*[.E4])" office:value-type="string" office:string-value="" calcext:value-type="error">
            <text:p>#REF!</text:p>
          </table:table-cell>
          <table:table-cell table:style-name="ce135" table:formula="of:=IF(ISBLANK([.C4]);&quot; &quot;;[.C4]*[.D4]-[.F4])" office:value-type="string" office:string-value="" calcext:value-type="error">
            <text:p>#REF!</text:p>
          </table:table-cell>
          <table:table-cell table:style-name="ce140"/>
          <table:table-cell table:style-name="ce141" table:number-columns-repeated="1016"/>
        </table:table-row>
        <table:table-row table:style-name="ro7">
          <table:table-cell table:style-name="ce75" office:value-type="string" calcext:value-type="string">
            <text:p>A002</text:p>
          </table:table-cell>
          <table:table-cell table:style-name="ce85" table:formula="of:=IF(ISBLANK([.A5]);&quot; &quot;;VLOOKUP([.A5];#NOMBRE?;MATCH(&quot;Descripción&quot;;[#REF!];0);FALSE()))" office:value-type="string" office:string-value="" calcext:value-type="error">
            <text:p>#REF!</text:p>
          </table:table-cell>
          <table:table-cell table:style-name="ce96" office:value-type="float" office:value="2" calcext:value-type="float">
            <text:p>2</text:p>
          </table:table-cell>
          <table:table-cell table:style-name="ce106" table:formula="of:=IF(ISBLANK([.A5]);&quot; &quot;;VLOOKUP([.A5];#NOMBRE?;MATCH(&quot;Precio Unidad&quot;;[#REF!];0);FALSE()))" office:value-type="string" office:string-value="" calcext:value-type="error">
            <text:p>#REF!</text:p>
          </table:table-cell>
          <table:table-cell table:style-name="ce114" table:formula="of:=IF(ISBLANK([.A5]);&quot; &quot;;VLOOKUP([.A5];#NOMBRE?;MATCH(&quot;descuento%&quot;;[#REF!];0);FALSE()))" office:value-type="string" office:string-value="" calcext:value-type="error">
            <text:p>#REF!</text:p>
          </table:table-cell>
          <table:table-cell table:style-name="ce124" table:formula="of:=IF(ISBLANK([.C5]);&quot; &quot;;[.D5]*[.E5])" office:value-type="string" office:string-value="" calcext:value-type="error">
            <text:p>#REF!</text:p>
          </table:table-cell>
          <table:table-cell table:style-name="ce135" table:formula="of:=IF(ISBLANK([.C5]);&quot; &quot;;[.C5]*[.D5]-[.F5])" office:value-type="string" office:string-value="" calcext:value-type="error">
            <text:p>#REF!</text:p>
          </table:table-cell>
          <table:table-cell table:style-name="ce140"/>
          <table:table-cell table:style-name="ce141" table:number-columns-repeated="1016"/>
        </table:table-row>
        <table:table-row table:style-name="ro5">
          <table:table-cell table:style-name="ce76" office:value-type="string" calcext:value-type="string">
            <text:p>A003</text:p>
          </table:table-cell>
          <table:table-cell table:style-name="ce86" table:formula="of:=IF(ISBLANK([.A6]);&quot; &quot;;VLOOKUP([.A6];#NOMBRE?;MATCH(&quot;Descripción&quot;;[#REF!];0);FALSE()))" office:value-type="string" office:string-value="" calcext:value-type="error">
            <text:p>#REF!</text:p>
          </table:table-cell>
          <table:table-cell table:style-name="ce97" office:value-type="float" office:value="3" calcext:value-type="float">
            <text:p>3</text:p>
          </table:table-cell>
          <table:table-cell table:style-name="ce107" table:formula="of:=IF(ISBLANK([.A6]);&quot; &quot;;VLOOKUP([.A6];#NOMBRE?;MATCH(&quot;Precio Unidad&quot;;[#REF!];0);FALSE()))" office:value-type="string" office:string-value="" calcext:value-type="error">
            <text:p>#REF!</text:p>
          </table:table-cell>
          <table:table-cell table:style-name="ce115" table:formula="of:=IF(ISBLANK([.A6]);&quot; &quot;;VLOOKUP([.A6];#NOMBRE?;MATCH(&quot;descuento%&quot;;[#REF!];0);FALSE()))" office:value-type="string" office:string-value="" calcext:value-type="error">
            <text:p>#REF!</text:p>
          </table:table-cell>
          <table:table-cell table:style-name="ce125" table:formula="of:=IF(ISBLANK([.C6]);&quot; &quot;;[.D6]*[.E6])" office:value-type="string" office:string-value="" calcext:value-type="error">
            <text:p>#REF!</text:p>
          </table:table-cell>
          <table:table-cell table:style-name="ce136" table:formula="of:=IF(ISBLANK([.C6]);&quot; &quot;;[.C6]*[.D6]-[.F6])" office:value-type="string" office:string-value="" calcext:value-type="error">
            <text:p>#REF!</text:p>
          </table:table-cell>
          <table:table-cell table:style-name="ce140"/>
          <table:table-cell table:style-name="ce141" table:number-columns-repeated="1016"/>
        </table:table-row>
        <table:table-row table:style-name="ro7">
          <table:table-cell table:number-columns-repeated="2"/>
          <table:table-cell table:style-name="ce4" table:number-columns-repeated="5"/>
          <table:table-cell table:number-columns-repeated="1017"/>
        </table:table-row>
        <table:table-row table:style-name="ro5">
          <table:table-cell table:style-name="ce77" office:value-type="string" calcext:value-type="string">
            <text:p>Campos de la hoja cliente</text:p>
          </table:table-cell>
          <table:table-cell table:style-name="ce77"/>
          <table:table-cell table:style-name="ce92" table:number-columns-repeated="5"/>
          <table:table-cell table:number-columns-repeated="1017"/>
        </table:table-row>
        <table:table-row table:style-name="ro6">
          <table:table-cell table:style-name="ce78" office:value-type="string" calcext:value-type="string">
            <text:p>Código </text:p>
          </table:table-cell>
          <table:table-cell table:style-name="ce87" office:value-type="string" calcext:value-type="string">
            <text:p>CIF / NIF</text:p>
          </table:table-cell>
          <table:table-cell table:style-name="ce98" office:value-type="string" calcext:value-type="string" table:number-columns-spanned="2" table:number-rows-spanned="1">
            <text:p>Denominación cliente</text:p>
          </table:table-cell>
          <table:covered-table-cell table:style-name="ce108"/>
          <table:table-cell table:style-name="ce98" office:value-type="string" calcext:value-type="string">
            <text:p>Dirección Cliente</text:p>
          </table:table-cell>
          <table:table-cell table:style-name="ce126" office:value-type="string" calcext:value-type="string">
            <text:p>Teléfono</text:p>
          </table:table-cell>
          <table:table-cell table:style-name="ce137" office:value-type="string" calcext:value-type="string">
            <text:p>E-mail</text:p>
          </table:table-cell>
          <table:table-cell table:number-columns-repeated="1017"/>
        </table:table-row>
        <table:table-row table:style-name="ro8"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x2xxxx</text:p>
          </table:table-cell>
          <table:table-cell table:style-name="ce99" office:value-type="string" calcext:value-type="string" table:number-columns-spanned="2" table:number-rows-spanned="1">
            <text:p>Datos del cliente Nombre/o razón social</text:p>
          </table:table-cell>
          <table:covered-table-cell table:style-name="ce109"/>
          <table:table-cell table:style-name="ce116" office:value-type="string" calcext:value-type="string">
            <text:p>Dircción cliente-1</text:p>
          </table:table-cell>
          <table:table-cell table:style-name="ce127" office:value-type="float" office:value="1234567890" calcext:value-type="float">
            <text:p>1234567890</text:p>
          </table:table-cell>
          <table:table-cell table:style-name="ce138" office:value-type="string" calcext:value-type="string">
            <text:p>xxxxxxxx</text:p>
          </table:table-cell>
          <table:table-cell table:number-columns-repeated="1017"/>
        </table:table-row>
        <table:table-row table:style-name="ro7">
          <table:table-cell table:style-name="ce80" table:number-columns-repeated="2"/>
          <table:table-cell table:style-name="ce100" table:number-columns-repeated="2"/>
          <table:table-cell table:style-name="ce117"/>
          <table:table-cell table:style-name="ce128"/>
          <table:table-cell table:style-name="ce139"/>
          <table:table-cell table:number-columns-repeated="1017"/>
        </table:table-row>
        <table:table-row table:style-name="ro7">
          <table:table-cell table:style-name="ce81" table:number-columns-repeated="2"/>
          <table:table-cell table:style-name="ce101" table:number-columns-repeated="2"/>
          <table:table-cell table:style-name="ce118"/>
          <table:table-cell table:style-name="ce129"/>
          <table:table-cell table:style-name="ce131"/>
          <table:table-cell table:number-columns-repeated="1017"/>
        </table:table-row>
        <table:table-row table:style-name="ro5">
          <table:table-cell table:style-name="ce71" office:value-type="string" calcext:value-type="string">
            <text:p>Campos de la hoja de articulos/productos</text:p>
          </table:table-cell>
          <table:table-cell table:style-name="ce71"/>
          <table:table-cell table:style-name="ce92" table:number-columns-repeated="3"/>
          <table:table-cell table:style-name="ce130" table:number-columns-repeated="2"/>
          <table:table-cell table:number-columns-repeated="1017"/>
        </table:table-row>
        <table:table-row table:style-name="ro7">
          <table:table-cell table:style-name="ce82"/>
          <table:table-cell table:style-name="ce89" office:value-type="string" calcext:value-type="string">
            <text:p>Referencia</text:p>
          </table:table-cell>
          <table:table-cell table:style-name="ce102" office:value-type="string" calcext:value-type="string">
            <text:p>Descripción</text:p>
          </table:table-cell>
          <table:table-cell table:style-name="ce110" office:value-type="string" office:string-value="Precio Unidad" calcext:value-type="string">
            <text:p><text:s/>Precio Unidad </text:p>
          </table:table-cell>
          <table:table-cell table:style-name="ce119" office:value-type="string" calcext:value-type="string">
            <text:p>Descuento%</text:p>
          </table:table-cell>
          <table:table-cell table:style-name="ce131" table:number-columns-repeated="2"/>
          <table:table-cell table:number-columns-repeated="1017"/>
        </table:table-row>
        <table:table-row table:style-name="ro9">
          <table:table-cell table:style-name="ce82"/>
          <table:table-cell table:style-name="ce90" office:value-type="string" calcext:value-type="string">
            <text:p>A001</text:p>
          </table:table-cell>
          <table:table-cell table:style-name="ce103" office:value-type="string" calcext:value-type="string">
            <text:p>Descripción producto A001</text:p>
          </table:table-cell>
          <table:table-cell table:style-name="ce111" office:value-type="float" office:value="1000" calcext:value-type="float">
            <text:p><text:s/>1,000.00 € </text:p>
          </table:table-cell>
          <table:table-cell table:style-name="ce120" office:value-type="percentage" office:value="0.08" calcext:value-type="percentage">
            <text:p>8.00%</text:p>
          </table:table-cell>
          <table:table-cell table:style-name="ce132"/>
          <table:table-cell table:style-name="ce131"/>
          <table:table-cell table:number-columns-repeated="1017"/>
        </table:table-row>
        <table:table-row table:style-name="ro9">
          <table:table-cell table:style-name="ce82"/>
          <table:table-cell table:style-name="ce90" office:value-type="string" calcext:value-type="string">
            <text:p>A002</text:p>
          </table:table-cell>
          <table:table-cell table:style-name="ce103" office:value-type="string" calcext:value-type="string">
            <text:p>Descripción producto A002</text:p>
          </table:table-cell>
          <table:table-cell table:style-name="ce111" office:value-type="float" office:value="1500" calcext:value-type="float">
            <text:p><text:s/>1,500.00 € </text:p>
          </table:table-cell>
          <table:table-cell table:style-name="ce121" office:value-type="percentage" office:value="0.05" calcext:value-type="percentage">
            <text:p>5.00%</text:p>
          </table:table-cell>
          <table:table-cell table:style-name="ce132"/>
          <table:table-cell table:style-name="ce131"/>
          <table:table-cell table:number-columns-repeated="1017"/>
        </table:table-row>
        <table:table-row table:style-name="ro9">
          <table:table-cell table:style-name="ce82"/>
          <table:table-cell table:style-name="ce90" office:value-type="string" calcext:value-type="string">
            <text:p>A003</text:p>
          </table:table-cell>
          <table:table-cell table:style-name="ce103" office:value-type="string" calcext:value-type="string">
            <text:p>Descripción producto A003</text:p>
          </table:table-cell>
          <table:table-cell table:style-name="ce111" office:value-type="float" office:value="2000" calcext:value-type="float">
            <text:p><text:s/>2,000.00 € </text:p>
          </table:table-cell>
          <table:table-cell table:style-name="ce121" office:value-type="percentage" office:value="0.048" calcext:value-type="percentage">
            <text:p>4.80%</text:p>
          </table:table-cell>
          <table:table-cell table:style-name="ce132"/>
          <table:table-cell table:style-name="ce131"/>
          <table:table-cell table:number-columns-repeated="1017"/>
        </table:table-row>
        <table:table-row table:style-name="ro10">
          <table:table-cell table:style-name="ce82"/>
          <table:table-cell table:style-name="ce91" office:value-type="string" calcext:value-type="string">
            <text:p>22</text:p>
          </table:table-cell>
          <table:table-cell table:style-name="ce104" office:value-type="string" calcext:value-type="string">
            <text:p>Descripción producto A004</text:p>
          </table:table-cell>
          <table:table-cell table:style-name="ce112" office:value-type="float" office:value="2500" calcext:value-type="float">
            <text:p><text:s/>2,500.00 € </text:p>
          </table:table-cell>
          <table:table-cell table:style-name="ce122" office:value-type="percentage" office:value="0.046" calcext:value-type="percentage">
            <text:p>4.60%</text:p>
          </table:table-cell>
          <table:table-cell table:style-name="ce132"/>
          <table:table-cell table:style-name="ce131"/>
          <table:table-cell table:number-columns-repeated="1017"/>
        </table:table-row>
        <table:table-row table:style-name="ro7" table:number-rows-repeated="2">
          <table:table-cell table:style-name="ce82"/>
          <table:table-cell table:number-columns-repeated="4"/>
          <table:table-cell table:style-name="ce4" table:number-columns-repeated="2"/>
          <table:table-cell table:number-columns-repeated="1017"/>
        </table:table-row>
        <table:table-row table:style-name="ro7" table:number-rows-repeated="1048555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Datos todas las hojas'.E4:'Datos todas las hojas'.G6">
            <calcext:condition calcext:apply-style-name="Excel_CondFormat_3_1_1" calcext:value="=0" calcext:base-cell-address="'Datos todas las hojas'.E4"/>
          </calcext:conditional-format>
        </calcext:conditional-formats>
      </table:table>
      <table:named-expressions>
        <table:named-range table:name="Código" table:base-cell-address="$Listado.$A$1" table:cell-range-address="$'Base de datos'.$A$2:.$A$176"/>
        <table:named-range table:name="NIP" table:base-cell-address="$Listado.$A$1" table:cell-range-address="$'Base de datos'.$A$2:.$A$40"/>
        <table:named-range table:name="Nombre" table:base-cell-address="$Listado.$A$1" table:cell-range-address="$'Base de datos'.$A$1:.$AMJ$65536"/>
        <table:named-range table:name="Ref_" table:base-cell-address="$Listado.$A$1" table:cell-range-address="$'Base de datos'.$A$1"/>
        <table:named-expression table:name="Relación" table:base-cell-address="$Listado.$A$1" table:expression="OFFSET(Ref_;1;0;COUNTA([$'Base de datos'.$A$1:.$A$1048576])-COUNTA([$'Base de datos'.$A$1]:Ref_);1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ic Sans MS" svg:font-family="'Comic Sans MS'" style:font-family-generic="script"/>
    <style:font-face style:name="Bell MT" svg:font-family="'Bell 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s" number:country="PE">S/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5P2" style:volatile="true">
      <loext:text> </loext:text>
      <loext:fill-character> </loext:fill-character>
      <number:text>-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6P2" style:volatile="true">
      <loext:text> </loext:text>
      <loext:fill-character> </loext:fill-character>
      <number:text>- €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3P0" style:volatile="true">
      <number:day number:style="long"/>
      <number:text>-</number:text>
      <number:month number:style="long"/>
      <number:text>-</number:text>
      <number:year/>
    </number:date-style>
    <number:text-style style:name="N123">
      <number:text-content/>
      <style:map style:condition="value()&lt;=1.79769313486232E+308" style:apply-style-name="N123P0"/>
    </number:text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ar">€</number:currency-symbol>
    </number:currency-style>
    <number:currency-style style:name="N124">
      <number:text>-</number:text>
      <number:number number:decimal-places="2" loext:min-decimal-places="2" number:min-integer-digits="1" number:grouping="true"/>
      <number:text> </number:text>
      <number:currency-symbol number:language="ar">€</number:currency-symbol>
      <style:map style:condition="value()&gt;=0" style:apply-style-name="N124P0"/>
    </number:currency-style>
    <number:number-style style:name="N125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">
      <number:text>Dirección del Cliente:    </number:text>
    </number:number-style>
    <number:date-style style:name="N127">
      <number:month number:textual="true"/>
      <number:text>-</number:text>
      <number:year number:style="long"/>
    </number:date-style>
    <number:date-style style:name="N128P0" style:volatile="true">
      <number:day/>
      <number:text>-</number:text>
      <number:month/>
      <number:text>-</number:text>
      <number:year number:style="long"/>
    </number:date-style>
    <number:text-style style:name="N128">
      <number:text-content/>
      <style:map style:condition="value()&lt;=1.79769313486232E+308" style:apply-style-name="N128P0"/>
    </number:text-style>
    <number:number-style style:name="N129">
      <number:text>$</number:text>
      <number:number number:decimal-places="2" loext:min-decimal-places="2" number:min-integer-digits="1" number:grouping="true"/>
    </number:number-style>
    <number:number-style style:name="N13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Sí</number:text>
    </number:number-style>
    <number:number-style style:name="N131P1" style:volatile="true">
      <number:text>Sí</number:text>
    </number:number-style>
    <number:number-style style:name="N131">
      <number:text>No</number:text>
      <style:map style:condition="value()&gt;0" style:apply-style-name="N131P0"/>
      <style:map style:condition="value()&lt;0" style:apply-style-name="N131P1"/>
    </number:number-style>
    <number:number-style style:name="N132P0" style:volatile="true">
      <number:text>Verdadero</number:text>
    </number:number-style>
    <number:number-style style:name="N132P1" style:volatile="true">
      <number:text>Verdadero</number:text>
    </number:number-style>
    <number:number-style style:name="N132">
      <number:text>Falso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Activado</number:text>
    </number:number-style>
    <number:number-style style:name="N133P1" style:volatile="true">
      <number:text>Activado</number:text>
    </number:number-style>
    <number:number-style style:name="N133">
      <number:text>Desactivado</number:text>
      <style:map style:condition="value()&gt;0" style:apply-style-name="N133P0"/>
      <style:map style:condition="value()&lt;0" style:apply-style-name="N133P1"/>
    </number:number-style>
    <number:currency-style style:name="N134P0" style:volatile="true">
      <number:currency-symbol number:language="es" number:country="PE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 number:language="es" number:country="PE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34P0"/>
    </number:currency-style>
    <number:date-style style:name="N10104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0">
      <style:table-cell-properties fo:padding="0.71mm"/>
    </style:style>
    <style:style style:name="Excel_5f_CondFormat_5f_1_5f_1_5f_1" style:display-name="Excel_CondFormat_1_1_1" style:family="table-cell" style:parent-style-name="Default">
      <style:table-cell-properties fo:background-color="#ffff00"/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BuiltIn_5f_Hyperlink" style:display-name="Excel_BuiltIn_Hyperlink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CondFormat_5f_3_5f_1_5f_1" style:display-name="Excel_CondFormat_3_1_1" style:family="table-cell" style:parent-style-name="Default">
      <style:text-properties fo:color="#ffffff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Listado" style:display-name="PageStyle_Listad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e_20_de_20_datos" style:display-name="PageStyle_Base de dato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atos_20_todas_20_las_20_hojas" style:display-name="PageStyle_Datos todas las hoja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ase datos</dc:title>
    <dc:subject>Perros</dc:subject>
    <meta:keyword>Plantilla</meta:keyword>
    <meta:initial-creator>Dacostabalboa.es</meta:initial-creator>
    <meta:creation-date>2008-02-20T16:11:43</meta:creation-date>
    <dc:date>2018-02-15T07:48:31.401467520</dc:date>
    <meta:print-date>2010-06-14T14:32:13</meta:print-date>
    <meta:editing-cycles>2</meta:editing-cycles>
    <meta:editing-duration>PT1M43S</meta:editing-duration>
    <meta:document-statistic meta:table-count="3" meta:cell-count="3266" meta:object-count="0"/>
    <meta:generator>LibreOffice/5.1.6.2$Linux_X86_64 LibreOffice_project/10m0$Build-2</meta:generator>
  </office:meta>
</office:document-meta>
</file>